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6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5.087cm"/>
    </style:style>
    <style:style style:name="co4" style:family="table-column">
      <style:table-column-properties fo:break-before="auto" style:column-width="11.238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5.017cm"/>
    </style:style>
    <style:style style:name="co7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10.236cm"/>
    </style:style>
    <style:style style:name="co9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2.665cm"/>
    </style:style>
    <style:style style:name="co11" style:family="table-column">
      <style:table-column-properties fo:break-before="auto" style:column-width="2.942cm"/>
    </style:style>
    <style:style style:name="co12" style:family="table-column">
      <style:table-column-properties fo:break-before="auto" style:column-width="5.163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79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2.903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734cm"/>
    </style:style>
    <style:style style:name="ro1" style:family="table-row">
      <style:table-row-properties style:row-height="0.91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2.256cm" fo:break-before="auto" style:use-optimal-row-height="true"/>
    </style:style>
    <style:style style:name="ro5" style:family="table-row">
      <style:table-row-properties style:row-height="2.708cm" fo:break-before="auto" style:use-optimal-row-height="tru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965cm" fo:break-before="auto" style:use-optimal-row-height="false"/>
    </style:style>
    <style:style style:name="ro8" style:family="table-row">
      <style:table-row-properties style:row-height="0.723cm" fo:break-before="auto" style:use-optimal-row-height="false"/>
    </style:style>
    <style:style style:name="ro9" style:family="table-row">
      <style:table-row-properties style:row-height="1.49cm" fo:break-before="auto" style:use-optimal-row-height="false"/>
    </style:style>
    <style:style style:name="ro10" style:family="table-row">
      <style:table-row-properties style:row-height="1.804cm" fo:break-before="auto" style:use-optimal-row-height="true"/>
    </style:style>
    <style:style style:name="ro11" style:family="table-row">
      <style:table-row-properties style:row-height="0.672cm" fo:break-before="auto" style:use-optimal-row-height="false"/>
    </style:style>
    <style:style style:name="ro12" style:family="table-row">
      <style:table-row-properties style:row-height="2.925cm" fo:break-before="auto" style:use-optimal-row-height="false"/>
    </style:style>
    <style:style style:name="ro13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1.014cm" fo:break-before="auto" style:use-optimal-row-height="false"/>
    </style:style>
    <style:style style:name="ro15" style:family="table-row">
      <style:table-row-properties style:row-height="2.369cm" fo:break-before="auto" style:use-optimal-row-height="false"/>
    </style:style>
    <style:style style:name="ro16" style:family="table-row">
      <style:table-row-properties style:row-height="3.159cm" fo:break-before="auto" style:use-optimal-row-height="false"/>
    </style:style>
    <style:style style:name="ro17" style:family="table-row">
      <style:table-row-properties style:row-height="1.579cm" fo:break-before="auto" style:use-optimal-row-height="false"/>
    </style:style>
    <style:style style:name="ro18" style:family="table-row">
      <style:table-row-properties style:row-height="0.9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cc9900"/>
    </style:style>
    <style:style style:name="ce4" style:family="table-cell" style:parent-style-name="Default">
      <style:table-cell-properties fo:background-color="#6666ff"/>
      <style:text-properties fo:color="#cc9900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ff99cc"/>
    </style:style>
    <style:style style:name="ce7" style:family="table-cell" style:parent-style-name="Default">
      <style:table-cell-properties fo:background-color="#ff950e"/>
    </style:style>
    <style:style style:name="ce8" style:family="table-cell" style:parent-style-name="Default">
      <style:table-cell-properties fo:background-color="#ffff66"/>
      <style:text-properties fo:color="#ff950e"/>
    </style:style>
    <style:style style:name="ce9" style:family="table-cell" style:parent-style-name="Default">
      <style:table-cell-properties fo:background-color="#6666ff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fo:wrap-option="wrap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950e"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99ff66" fo:wrap-option="wrap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3333" fo:wrap-option="wrap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cc99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6666ff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99cc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ff66"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>
      <style:table-cell-properties fo:border-bottom="none" fo:border-left="0.002cm solid #000000" fo:border-right="none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27" style:family="table-cell" style:parent-style-name="Default">
      <style:table-cell-properties fo:background-color="#ff3333"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32" style:family="table-cell" style:parent-style-name="Default">
      <style:table-cell-properties fo:border-bottom="none" fo:border-left="0.002cm solid #000000" fo:border-right="0.002cm solid #000000" fo:border-top="none"/>
    </style:style>
    <style:style style:name="ce33" style:family="table-cell" style:parent-style-name="Default">
      <style:table-cell-properties fo:border-bottom="0.002cm solid #000000" fo:border-left="0.002cm solid #000000" fo:border-right="none" fo:border-top="none"/>
    </style:style>
    <style:style style:name="ce3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EXPORT" table:style-name="ta1" table:protected="true" table:print="false">
        <table:table-column table:style-name="co1" table:number-columns-repeated="15" table:default-cell-style-name="ce2"/>
        <table:table-column table:style-name="co1" table:default-cell-style-name="Default"/>
        <table:table-column table:style-name="co1" table:number-columns-repeated="1008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OrderInLists</text:p>
          </table:table-cell>
          <table:table-cell table:style-name="ce1" office:value-type="string">
            <text:p>MaxHealth</text:p>
          </table:table-cell>
          <table:table-cell table:style-name="ce1" office:value-type="string">
            <text:p>WhoWorksHere</text:p>
          </table:table-cell>
          <table:table-cell table:style-name="ce1" office:value-type="string">
            <text:p>PullJobLimit</text:p>
          </table:table-cell>
          <table:table-cell table:style-name="ce1" office:value-type="string">
            <text:p>PushJobLimit</text:p>
          </table:table-cell>
          <table:table-cell table:style-name="ce1" office:value-type="string">
            <text:p>ConstructionRecipe</text:p>
          </table:table-cell>
          <table:table-cell table:style-name="ce1" office:value-type="string">
            <text:p>Stockpiles</text:p>
          </table:table-cell>
          <table:table-cell table:style-name="ce1" office:value-type="string">
            <text:p>HarvestAreaRadius</text:p>
          </table:table-cell>
          <table:table-cell table:style-name="ce1" office:value-type="string">
            <text:p>HarvestAreaMaxDist</text:p>
          </table:table-cell>
          <table:table-cell table:style-name="ce1" office:value-type="string">
            <text:p>HarvestRecipeList</text:p>
          </table:table-cell>
          <table:table-cell table:style-name="ce1" office:value-type="string">
            <text:p>RecipeList</text:p>
          </table:table-cell>
          <table:table-cell table:style-name="ce1" office:value-type="string">
            <text:p>HelpText</text:p>
          </table:table-cell>
          <table:table-cell table:style-name="ce1" office:value-type="string">
            <text:p>BlueprintClass</text:p>
          </table:table-cell>
          <table:table-cell table:style-name="ce1" office:value-type="string">
            <text:p>Icon</text:p>
          </table:table-cell>
          <table:table-cell table:style-name="ce1" office:value-type="string">
            <text:p>3dMesh</text:p>
          </table:table-cell>
          <table:table-cell office:value-type="string">
            <text:p>Special(?? school? Palace?)</text:p>
          </table:table-cell>
          <table:table-cell office:value-type="string">
            <text:p>TUTORIALS!?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2]);&quot;&quot;;[HumanReadable.A2])" office:value-type="string" office:string-value="Woodcutter's">
            <text:p>Woodcutter's</text:p>
          </table:table-cell>
          <table:table-cell table:style-name="ce1" table:formula="of:=[HumanReadable.B2]" office:value-type="float" office:value="1">
            <text:p>1</text:p>
          </table:table-cell>
          <table:table-cell table:style-name="ce1" table:formula="of:=[HumanReadable.C2]" office:value-type="float" office:value="150">
            <text:p>150</text:p>
          </table:table-cell>
          <table:table-cell table:style-name="ce1" table:formula="of:=[HumanReadable.D2]" office:value-type="string" office:string-value="Lumberjack">
            <text:p>Lumberjack</text:p>
          </table:table-cell>
          <table:table-cell table:style-name="ce1" table:formula="of:=[HumanReadable.E2]" office:value-type="float" office:value="0">
            <text:p>0</text:p>
          </table:table-cell>
          <table:table-cell table:style-name="ce1" table:formula="of:=[HumanReadable.F2]" office:value-type="float" office:value="1">
            <text:p>1</text:p>
          </table:table-cell>
          <table:table-cell table:style-name="ce1" table:formula="of:=INDIRECT(  ADDRESS(   MATCH(    [HumanReadable.$G2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H2];[Stockpiles.$A$1:.$A$500];0);   MATCH(&quot;Stockpiles&quot;;[Stockpiles.$A$1:.$H$1];0);    1;1;&quot;Stockpiles&quot;  ) )" office:value-type="string" office:string-value="((itemType=Log,stockpileType=Product,maxStorage=5))">
            <text:p>((itemType=Log,stockpileType=Product,maxStorage=5))</text:p>
          </table:table-cell>
          <table:table-cell table:style-name="ce1" table:formula="of:=[HumanReadable.I2]" office:value-type="float" office:value="1000">
            <text:p>1000</text:p>
          </table:table-cell>
          <table:table-cell table:style-name="ce1" table:formula="of:=[HumanReadable.J2]" office:value-type="float" office:value="1500">
            <text:p>1500</text:p>
          </table:table-cell>
          <table:table-cell table:style-name="ce1" table:formula="of:=INDIRECT(  ADDRESS(   MATCH([HumanReadable.K2];[HarvestRecipeList.$A$1:.$A$500];0);   MATCH(&quot;RecipeList&quot;;[RecipeList.$A$1:.$H$1];0);    1;1;&quot;HarvestRecipeList&quot;  ) )" office:value-type="string" office:string-value="((products=((itemType=Log,amount=1)),polishDuration=4))">
            <text:p>((products=((itemType=Log,amount=1)),polishDuration=4))</text:p>
          </table:table-cell>
          <table:table-cell table:style-name="ce1" table:formula="of:=INDIRECT(  ADDRESS(   MATCH([HumanReadable.$L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2]" office:value-type="string" office:string-value="The Lumberjack operates from this house, to cut down trees in the area you specified.&#10;&#10;Produces Logs.&#10;&#10;A lumberjack needs to work in the woodcutters'.">
            <text:p>The Lumberjack operates from this house, to cut down trees in the area you specified.<text:line-break/><text:line-break/>Produces Logs.<text:line-break/><text:line-break/>A lumberjack needs to work in the woodcutters'.</text:p>
          </table:table-cell>
          <table:table-cell table:style-name="ce1" table:formula="of:=[HumanReadable.N2]" office:value-type="string" office:string-value="BP_Woodcutter's">
            <text:p>BP_Woodcutter's</text:p>
          </table:table-cell>
          <table:table-cell table:style-name="ce1" table:formula="of:=[HumanReadable.O2]" office:value-type="string" office:string-value="woodcuttersIcon">
            <text:p>woodcuttersIcon</text:p>
          </table:table-cell>
          <table:table-cell table:style-name="ce1" table:formula="of:=[HumanReadable.P2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3]);&quot;&quot;;[HumanReadable.A3])" office:value-type="string" office:string-value="Sawmill">
            <text:p>Sawmill</text:p>
          </table:table-cell>
          <table:table-cell table:style-name="ce1" table:formula="of:=[HumanReadable.B3]" office:value-type="float" office:value="2">
            <text:p>2</text:p>
          </table:table-cell>
          <table:table-cell table:style-name="ce1" table:formula="of:=[HumanReadable.C3]" office:value-type="float" office:value="200">
            <text:p>200</text:p>
          </table:table-cell>
          <table:table-cell table:style-name="ce1" table:formula="of:=[HumanReadable.D3]" office:value-type="string" office:string-value="Carpenter">
            <text:p>Carpenter</text:p>
          </table:table-cell>
          <table:table-cell table:style-name="ce1" table:formula="of:=[HumanReadable.E3]" office:value-type="float" office:value="3">
            <text:p>3</text:p>
          </table:table-cell>
          <table:table-cell table:style-name="ce1" table:formula="of:=[HumanReadable.F3]" office:value-type="float" office:value="1">
            <text:p>1</text:p>
          </table:table-cell>
          <table:table-cell table:style-name="ce1" table:formula="of:=INDIRECT(  ADDRESS(   MATCH(    [HumanReadable.$G3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H3];[Stockpiles.$A$1:.$A$500];0);   MATCH(&quot;Stockpiles&quot;;[Stockpiles.$A$1:.$H$1];0);    1;1;&quot;Stockpiles&quot;  ) 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table:style-name="ce1" table:formula="of:=[HumanReadable.I3]" office:value-type="float" office:value="0">
            <text:p>0</text:p>
          </table:table-cell>
          <table:table-cell table:style-name="ce1" table:formula="of:=[HumanReadable.J3]" office:value-type="float" office:value="0">
            <text:p>0</text:p>
          </table:table-cell>
          <table:table-cell table:style-name="ce1" table:formula="of:=INDIRECT(  ADDRESS(   MATCH([HumanReadable.K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3];[RecipeList.$A$1:.$A$500];0);   MATCH(&quot;RecipeList&quot;;[RecipeList.$A$1:.$H$1];0);    1;1;&quot;RecipeList&quot;  ) 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table:style-name="ce1" table:formula="of:=[HumanReadable.M3]" office:value-type="string" office:string-value="In the sawmill, the carpenter saws logs into useable wooden planks.&#10;&#10;Requires Logs.&#10;Produces Lumber&#10;&#10;A carpenter needs to work in the sawmill.">
            <text:p>In the sawmill, the carpenter saws logs into useable wooden planks.<text:line-break/><text:line-break/>Requires Logs.<text:line-break/>Produces Lumber<text:line-break/><text:line-break/>A carpenter needs to work in the sawmill.</text:p>
          </table:table-cell>
          <table:table-cell table:style-name="ce1" table:formula="of:=[HumanReadable.N3]" office:value-type="string" office:string-value="BP_Sawmill">
            <text:p>BP_Sawmill</text:p>
          </table:table-cell>
          <table:table-cell table:style-name="ce1" table:formula="of:=[HumanReadable.O3]" office:value-type="string" office:string-value="sawmillIcon">
            <text:p>sawmillIcon</text:p>
          </table:table-cell>
          <table:table-cell table:style-name="ce1" table:formula="of:=[HumanReadable.P3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4]);&quot;&quot;;[HumanReadable.A4])" office:value-type="string" office:string-value="Bakery">
            <text:p>Bakery</text:p>
          </table:table-cell>
          <table:table-cell table:style-name="ce1" table:formula="of:=[HumanReadable.B4]" office:value-type="float" office:value="6">
            <text:p>6</text:p>
          </table:table-cell>
          <table:table-cell table:style-name="ce1" table:formula="of:=[HumanReadable.C4]" office:value-type="float" office:value="250">
            <text:p>250</text:p>
          </table:table-cell>
          <table:table-cell table:style-name="ce1" table:formula="of:=[HumanReadable.D4]" office:value-type="string" office:string-value="Baker">
            <text:p>Baker</text:p>
          </table:table-cell>
          <table:table-cell table:style-name="ce1" table:formula="of:=[HumanReadable.E4]" office:value-type="float" office:value="3">
            <text:p>3</text:p>
          </table:table-cell>
          <table:table-cell table:style-name="ce1" table:formula="of:=[HumanReadable.F4]" office:value-type="float" office:value="1">
            <text:p>1</text:p>
          </table:table-cell>
          <table:table-cell table:style-name="ce1" table:formula="of:=INDIRECT(  ADDRESS(   MATCH(    [HumanReadable.$G4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H4];[Stockpiles.$A$1:.$A$500];0);   MATCH(&quot;Stockpiles&quot;;[Stockpiles.$A$1:.$H$1];0);    1;1;&quot;Stockpiles&quot;  ) )" office:value-type="string" office:string-value="((itemType=Flour,stockpileType=Educt,maxStorage=5),(itemType=Flour,stockpileType=Educt,maxStorage=5),(itemType=Bread,stockpileType=Product,maxStorage=3))">
            <text:p>((itemType=Flour,stockpileType=Educt,maxStorage=5),(itemType=Flour,stockpileType=Educt,maxStorage=5),(itemType=Bread,stockpileType=Product,maxStorage=3))</text:p>
          </table:table-cell>
          <table:table-cell table:style-name="ce1" table:formula="of:=[HumanReadable.I4]" office:value-type="float" office:value="0">
            <text:p>0</text:p>
          </table:table-cell>
          <table:table-cell table:style-name="ce1" table:formula="of:=[HumanReadable.J4]" office:value-type="float" office:value="0">
            <text:p>0</text:p>
          </table:table-cell>
          <table:table-cell table:style-name="ce1" table:formula="of:=INDIRECT(  ADDRESS(   MATCH([HumanReadable.K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4];[RecipeList.$A$1:.$A$500];0);   MATCH(&quot;RecipeList&quot;;[RecipeList.$A$1:.$H$1];0);    1;1;&quot;RecipeList&quot;  ) 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table:style-name="ce1" table:formula="of:=[HumanReadable.M4]" office:value-type="string" office:string-value="The bakery houses a large furnace in which the baker bakes his delicious bread.&#10;&#10;Requires Flour.&#10;Produces Bread.&#10;&#10;A baker needs to work in the bakery.">
            <text:p>The bakery houses a large furnace in which the baker bakes his delicious bread.<text:line-break/><text:line-break/>Requires Flour.<text:line-break/>Produces Bread.<text:line-break/><text:line-break/>A baker needs to work in the bakery.</text:p>
          </table:table-cell>
          <table:table-cell table:style-name="ce1" table:formula="of:=[HumanReadable.N4]" office:value-type="string" office:string-value="BP_Bakery">
            <text:p>BP_Bakery</text:p>
          </table:table-cell>
          <table:table-cell table:style-name="ce1" table:formula="of:=[HumanReadable.O4]" office:value-type="string" office:string-value="bakeryIcon">
            <text:p>bakeryIcon</text:p>
          </table:table-cell>
          <table:table-cell table:style-name="ce1" table:formula="of:=[HumanReadable.P4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5]);&quot;&quot;;[HumanReadable.A5])" office:value-type="string" office:string-value="Coalmine">
            <text:p>Coalmine</text:p>
          </table:table-cell>
          <table:table-cell table:style-name="ce1" table:formula="of:=[HumanReadable.B5]" office:value-type="float" office:value="9">
            <text:p>9</text:p>
          </table:table-cell>
          <table:table-cell table:style-name="ce1" table:formula="of:=[HumanReadable.C5]" office:value-type="float" office:value="150">
            <text:p>150</text:p>
          </table:table-cell>
          <table:table-cell table:style-name="ce1" table:formula="of:=[HumanReadable.D5]" office:value-type="string" office:string-value="Miner">
            <text:p>Miner</text:p>
          </table:table-cell>
          <table:table-cell table:style-name="ce1" table:formula="of:=[HumanReadable.E5]" office:value-type="float" office:value="0">
            <text:p>0</text:p>
          </table:table-cell>
          <table:table-cell table:style-name="ce1" table:formula="of:=[HumanReadable.F5]" office:value-type="float" office:value="1">
            <text:p>1</text:p>
          </table:table-cell>
          <table:table-cell table:style-name="ce1" table:formula="of:=INDIRECT(  ADDRESS(   MATCH(    [HumanReadable.$G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H5];[Stockpiles.$A$1:.$A$500];0);   MATCH(&quot;Stockpiles&quot;;[Stockpiles.$A$1:.$H$1];0);    1;1;&quot;Stockpiles&quot;  ) )" office:value-type="string" office:string-value="((itemType=Coal,stockpileType=Product,maxStorage=4))">
            <text:p>((itemType=Coal,stockpileType=Product,maxStorage=4))</text:p>
          </table:table-cell>
          <table:table-cell table:style-name="ce1" table:formula="of:=[HumanReadable.I5]" office:value-type="float" office:value="1000">
            <text:p>1000</text:p>
          </table:table-cell>
          <table:table-cell table:style-name="ce1" table:formula="of:=[HumanReadable.J5]" office:value-type="float" office:value="1500">
            <text:p>1500</text:p>
          </table:table-cell>
          <table:table-cell table:style-name="ce1" table:formula="of:=INDIRECT(  ADDRESS(   MATCH([HumanReadable.K5];[HarvestRecipeList.$A$1:.$A$500];0);   MATCH(&quot;RecipeList&quot;;[RecipeList.$A$1:.$H$1];0);    1;1;&quot;HarvestRecipeList&quot;  ) )" office:value-type="string" office:string-value="((products=((itemType=Coal,amount=1)),polishDuration=3))">
            <text:p>((products=((itemType=Coal,amount=1)),polishDuration=3))</text:p>
          </table:table-cell>
          <table:table-cell table:style-name="ce1" table:formula="of:=INDIRECT(  ADDRESS(   MATCH([HumanReadable.$L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5]" office:value-type="string" office:string-value="The Miner operates from this house, to mine coal from coal deposits in the area you specified.&#10;&#10;Requires nearby coal deposit.&#10;Produces Coal.&#10;&#10;A miner needs to work in the coalmine.">
            <text:p>The Miner operates from this house, to mine coal from coal deposits in the area you specified.<text:line-break/><text:line-break/>Requires nearby coal deposit.<text:line-break/>Produces Coal.<text:line-break/><text:line-break/>A miner needs to work in the coalmine.</text:p>
          </table:table-cell>
          <table:table-cell table:style-name="ce1" table:formula="of:=[HumanReadable.N5]" office:value-type="string" office:string-value="BP_Coalmine">
            <text:p>BP_Coalmine</text:p>
          </table:table-cell>
          <table:table-cell table:style-name="ce1" table:formula="of:=[HumanReadable.O5]" office:value-type="string" office:string-value="coalmineIcon">
            <text:p>coalmineIcon</text:p>
          </table:table-cell>
          <table:table-cell table:style-name="ce1" table:formula="of:=[HumanReadable.P5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6]);&quot;&quot;;[HumanReadable.A6])" office:value-type="string" office:string-value="Farm">
            <text:p>Farm</text:p>
          </table:table-cell>
          <table:table-cell table:style-name="ce1" table:formula="of:=[HumanReadable.B6]" office:value-type="float" office:value="4">
            <text:p>4</text:p>
          </table:table-cell>
          <table:table-cell table:style-name="ce1" table:formula="of:=[HumanReadable.C6]" office:value-type="float" office:value="225">
            <text:p>225</text:p>
          </table:table-cell>
          <table:table-cell table:style-name="ce1" table:formula="of:=[HumanReadable.D6]" office:value-type="string" office:string-value="Farmer">
            <text:p>Farmer</text:p>
          </table:table-cell>
          <table:table-cell table:style-name="ce1" table:formula="of:=[HumanReadable.E6]" office:value-type="float" office:value="0">
            <text:p>0</text:p>
          </table:table-cell>
          <table:table-cell table:style-name="ce1" table:formula="of:=[HumanReadable.F6]" office:value-type="float" office:value="1">
            <text:p>1</text:p>
          </table:table-cell>
          <table:table-cell table:style-name="ce1" table:formula="of:=INDIRECT(  ADDRESS(   MATCH(    [HumanReadable.$G6];[ConstructionRecipes.$A$1:.$A$500];0);    MATCH(&quot;ConstructionRecipe&quot;;[ConstructionRecipes.$A$1:.$H$1];0);    1;1;&quot;ConstructionRecipes&quot;  ) )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table:style-name="ce1" table:formula="of:=INDIRECT(  ADDRESS(   MATCH([HumanReadable.$H6];[Stockpiles.$A$1:.$A$500];0);   MATCH(&quot;Stockpiles&quot;;[Stockpiles.$A$1:.$H$1];0);    1;1;&quot;Stockpiles&quot;  ) )" office:value-type="string" office:string-value="((itemType=Wheat,stockpileType=Product,maxStorage=5))">
            <text:p>((itemType=Wheat,stockpileType=Product,maxStorage=5))</text:p>
          </table:table-cell>
          <table:table-cell table:style-name="ce1" table:formula="of:=[HumanReadable.I6]" office:value-type="float" office:value="500">
            <text:p>500</text:p>
          </table:table-cell>
          <table:table-cell table:style-name="ce1" table:formula="of:=[HumanReadable.J6]" office:value-type="float" office:value="1000">
            <text:p>1000</text:p>
          </table:table-cell>
          <table:table-cell table:style-name="ce1" table:formula="of:=INDIRECT(  ADDRESS(   MATCH([HumanReadable.K6];[HarvestRecipeList.$A$1:.$A$500];0);   MATCH(&quot;RecipeList&quot;;[RecipeList.$A$1:.$H$1];0);    1;1;&quot;HarvestRecipeList&quot;  ) )" office:value-type="string" office:string-value="((products=((itemType=Wheat,amount=1)),polishDuration=3))">
            <text:p>((products=((itemType=Wheat,amount=1)),polishDuration=3))</text:p>
          </table:table-cell>
          <table:table-cell table:style-name="ce1" table:formula="of:=INDIRECT(  ADDRESS(   MATCH([HumanReadable.$L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6]" office:value-type="string" office:string-value="The farmer operates from this house, to plant and harvest wheat in the area you specified.&#10;&#10;Produces Grain.&#10;&#10;A farmer needs to work on the farm.">
            <text:p>The farmer operates from this house, to plant and harvest wheat in the area you specified.<text:line-break/><text:line-break/>Produces Grain.<text:line-break/><text:line-break/>A farmer needs to work on the farm.</text:p>
          </table:table-cell>
          <table:table-cell table:style-name="ce1" table:formula="of:=[HumanReadable.N6]" office:value-type="string" office:string-value="BP_Farm">
            <text:p>BP_Farm</text:p>
          </table:table-cell>
          <table:table-cell table:style-name="ce1" table:formula="of:=[HumanReadable.O6]" office:value-type="string" office:string-value="farmIcon">
            <text:p>farmIcon</text:p>
          </table:table-cell>
          <table:table-cell table:style-name="ce1" table:formula="of:=[HumanReadable.P6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7]);&quot;&quot;;[HumanReadable.A7])" office:value-type="string" office:string-value="Foresting Lodge">
            <text:p>Foresting Lodge</text:p>
          </table:table-cell>
          <table:table-cell table:style-name="ce1" table:formula="of:=[HumanReadable.B7]" office:value-type="float" office:value="3">
            <text:p>3</text:p>
          </table:table-cell>
          <table:table-cell table:style-name="ce1" table:formula="of:=[HumanReadable.C7]" office:value-type="float" office:value="200">
            <text:p>200</text:p>
          </table:table-cell>
          <table:table-cell table:style-name="ce1" table:formula="of:=[HumanReadable.D7]" office:value-type="string" office:string-value="Forester">
            <text:p>Forester</text:p>
          </table:table-cell>
          <table:table-cell table:style-name="ce1" table:formula="of:=[HumanReadable.E7]" office:value-type="float" office:value="0">
            <text:p>0</text:p>
          </table:table-cell>
          <table:table-cell table:style-name="ce1" table:formula="of:=[HumanReadable.F7]" office:value-type="float" office:value="0">
            <text:p>0</text:p>
          </table:table-cell>
          <table:table-cell table:style-name="ce1" table:formula="of:=INDIRECT(  ADDRESS(   MATCH(    [HumanReadable.$G7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H7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I7]" office:value-type="float" office:value="800">
            <text:p>800</text:p>
          </table:table-cell>
          <table:table-cell table:style-name="ce1" table:formula="of:=[HumanReadable.J7]" office:value-type="float" office:value="1500">
            <text:p>1500</text:p>
          </table:table-cell>
          <table:table-cell table:style-name="ce1" table:formula="of:=INDIRECT(  ADDRESS(   MATCH([HumanReadable.K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7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7]" office:value-type="string" office:string-value="The Forester operates from this house, to plant trees in the area you specified.&#10;&#10;A forester needs to work in the foresting lodge.">
            <text:p>The Forester operates from this house, to plant trees in the area you specified.<text:line-break/><text:line-break/>A forester needs to work in the foresting lodge.</text:p>
          </table:table-cell>
          <table:table-cell table:style-name="ce1" table:formula="of:=[HumanReadable.N7]" office:value-type="string" office:string-value="BP_ForestingLodge">
            <text:p>BP_ForestingLodge</text:p>
          </table:table-cell>
          <table:table-cell table:style-name="ce1" table:formula="of:=[HumanReadable.O7]" office:value-type="string" office:string-value="forestingLodgeIcon">
            <text:p>forestingLodgeIcon</text:p>
          </table:table-cell>
          <table:table-cell table:style-name="ce1" table:formula="of:=[HumanReadable.P7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8]);&quot;&quot;;[HumanReadable.A8])" office:value-type="string" office:string-value="Goldmine">
            <text:p>Goldmine</text:p>
          </table:table-cell>
          <table:table-cell table:style-name="ce1" table:formula="of:=[HumanReadable.B8]" office:value-type="float" office:value="10">
            <text:p>10</text:p>
          </table:table-cell>
          <table:table-cell table:style-name="ce1" table:formula="of:=[HumanReadable.C8]" office:value-type="float" office:value="150">
            <text:p>150</text:p>
          </table:table-cell>
          <table:table-cell table:style-name="ce1" table:formula="of:=[HumanReadable.D8]" office:value-type="string" office:string-value="Miner">
            <text:p>Miner</text:p>
          </table:table-cell>
          <table:table-cell table:style-name="ce1" table:formula="of:=[HumanReadable.E8]" office:value-type="float" office:value="0">
            <text:p>0</text:p>
          </table:table-cell>
          <table:table-cell table:style-name="ce1" table:formula="of:=[HumanReadable.F8]" office:value-type="float" office:value="1">
            <text:p>1</text:p>
          </table:table-cell>
          <table:table-cell table:style-name="ce1" table:formula="of:=INDIRECT(  ADDRESS(   MATCH(    [HumanReadable.$G8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H8];[Stockpiles.$A$1:.$A$500];0);   MATCH(&quot;Stockpiles&quot;;[Stockpiles.$A$1:.$H$1];0);    1;1;&quot;Stockpiles&quot;  ) )" office:value-type="string" office:string-value="((itemType=GoldOre,stockpileType=Product,maxStorage=4))">
            <text:p>((itemType=GoldOre,stockpileType=Product,maxStorage=4))</text:p>
          </table:table-cell>
          <table:table-cell table:style-name="ce1" table:formula="of:=[HumanReadable.I8]" office:value-type="float" office:value="1000">
            <text:p>1000</text:p>
          </table:table-cell>
          <table:table-cell table:style-name="ce1" table:formula="of:=[HumanReadable.J8]" office:value-type="float" office:value="1500">
            <text:p>1500</text:p>
          </table:table-cell>
          <table:table-cell table:style-name="ce1" table:formula="of:=INDIRECT(  ADDRESS(   MATCH([HumanReadable.K8];[HarvestRecipeList.$A$1:.$A$500];0);   MATCH(&quot;RecipeList&quot;;[RecipeList.$A$1:.$H$1];0);    1;1;&quot;HarvestRecipeList&quot;  ) )" office:value-type="string" office:string-value="((products=((itemType=GoldOre,amount=1)),polishDuration=2))">
            <text:p>((products=((itemType=GoldOre,amount=1)),polishDuration=2))</text:p>
          </table:table-cell>
          <table:table-cell table:style-name="ce1" table:formula="of:=INDIRECT(  ADDRESS(   MATCH([HumanReadable.$L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8]" office:value-type="string" office:string-value="The Miner operates from this house, to mine gold ore from gold veins in the area you specified.&#10;&#10;Requires nearby gold vein.&#10;Produces Gold Ore.&#10;&#10;A miner needs to work in the goldmine.">
            <text:p>The Miner operates from this house, to mine gold ore from gold veins in the area you specified.<text:line-break/><text:line-break/>Requires nearby gold vein.<text:line-break/>Produces Gold Ore.<text:line-break/><text:line-break/>A miner needs to work in the goldmine.</text:p>
          </table:table-cell>
          <table:table-cell table:style-name="ce1" table:formula="of:=[HumanReadable.N8]" office:value-type="string" office:string-value="BP_Goldmine">
            <text:p>BP_Goldmine</text:p>
          </table:table-cell>
          <table:table-cell table:style-name="ce1" table:formula="of:=[HumanReadable.O8]" office:value-type="string" office:string-value="goldmineIcon">
            <text:p>goldmineIcon</text:p>
          </table:table-cell>
          <table:table-cell table:style-name="ce1" table:formula="of:=[HumanReadable.P8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9]);&quot;&quot;;[HumanReadable.A9])" office:value-type="string" office:string-value="Inn">
            <text:p>Inn</text:p>
          </table:table-cell>
          <table:table-cell table:style-name="ce1" table:formula="of:=[HumanReadable.B9]" office:value-type="float" office:value="15">
            <text:p>15</text:p>
          </table:table-cell>
          <table:table-cell table:style-name="ce1" table:formula="of:=[HumanReadable.C9]" office:value-type="float" office:value="350">
            <text:p>350</text:p>
          </table:table-cell>
          <table:table-cell table:style-name="ce1" table:formula="of:=[HumanReadable.D9]" office:value-type="string" office:string-value="None">
            <text:p>None</text:p>
          </table:table-cell>
          <table:table-cell table:style-name="ce1" table:formula="of:=[HumanReadable.E9]" office:value-type="float" office:value="5">
            <text:p>5</text:p>
          </table:table-cell>
          <table:table-cell table:style-name="ce1" table:formula="of:=[HumanReadable.F9]" office:value-type="float" office:value="0">
            <text:p>0</text:p>
          </table:table-cell>
          <table:table-cell table:style-name="ce1" table:formula="of:=INDIRECT(  ADDRESS(   MATCH(    [HumanReadable.$G9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H9];[Stockpiles.$A$1:.$A$500];0);   MATCH(&quot;Stockpiles&quot;;[Stockpiles.$A$1:.$H$1];0);    1;1;&quot;Stockpiles&quot;  ) 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table:style-name="ce1" table:formula="of:=[HumanReadable.I9]" office:value-type="float" office:value="0">
            <text:p>0</text:p>
          </table:table-cell>
          <table:table-cell table:style-name="ce1" table:formula="of:=[HumanReadable.J9]" office:value-type="float" office:value="0">
            <text:p>0</text:p>
          </table:table-cell>
          <table:table-cell table:style-name="ce1" table:formula="of:=INDIRECT(  ADDRESS(   MATCH([HumanReadable.K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9]" office:value-type="string" office:string-value="When a citizen is hungry, they will go to the Inn to eat, so make sure you always have enough food!&#10;&#10;Requires Bread, Fish, Wine or Sausages.&#10;&#10;No one needs to work at the Inn.">
            <text:p>When a citizen is hungry, they will go to the Inn to eat, so make sure you always have enough food!<text:line-break/><text:line-break/>Requires Bread, Fish, Wine or Sausages.<text:line-break/><text:line-break/>No one needs to work at the Inn.</text:p>
          </table:table-cell>
          <table:table-cell table:style-name="ce1" table:formula="of:=[HumanReadable.N9]" office:value-type="string" office:string-value="BP_Inn">
            <text:p>BP_Inn</text:p>
          </table:table-cell>
          <table:table-cell table:style-name="ce1" table:formula="of:=[HumanReadable.O9]" office:value-type="string" office:string-value="innIcon">
            <text:p>innIcon</text:p>
          </table:table-cell>
          <table:table-cell table:style-name="ce1" table:formula="of:=[HumanReadable.P9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10]);&quot;&quot;;[HumanReadable.A10])" office:value-type="string" office:string-value="Ironmine">
            <text:p>Ironmine</text:p>
          </table:table-cell>
          <table:table-cell table:style-name="ce1" table:formula="of:=[HumanReadable.B10]" office:value-type="float" office:value="12">
            <text:p>12</text:p>
          </table:table-cell>
          <table:table-cell table:style-name="ce1" table:formula="of:=[HumanReadable.C10]" office:value-type="float" office:value="150">
            <text:p>150</text:p>
          </table:table-cell>
          <table:table-cell table:style-name="ce1" table:formula="of:=[HumanReadable.D10]" office:value-type="string" office:string-value="Miner">
            <text:p>Miner</text:p>
          </table:table-cell>
          <table:table-cell table:style-name="ce1" table:formula="of:=[HumanReadable.E10]" office:value-type="float" office:value="0">
            <text:p>0</text:p>
          </table:table-cell>
          <table:table-cell table:style-name="ce1" table:formula="of:=[HumanReadable.F10]" office:value-type="float" office:value="1">
            <text:p>1</text:p>
          </table:table-cell>
          <table:table-cell table:style-name="ce1" table:formula="of:=INDIRECT(  ADDRESS(   MATCH(    [HumanReadable.$G10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H10];[Stockpiles.$A$1:.$A$500];0);   MATCH(&quot;Stockpiles&quot;;[Stockpiles.$A$1:.$H$1];0);    1;1;&quot;Stockpiles&quot;  ) )" office:value-type="string" office:string-value="((itemType=IronOre,stockpileType=Product,maxStorage=4))">
            <text:p>((itemType=IronOre,stockpileType=Product,maxStorage=4))</text:p>
          </table:table-cell>
          <table:table-cell table:style-name="ce1" table:formula="of:=[HumanReadable.I10]" office:value-type="float" office:value="1000">
            <text:p>1000</text:p>
          </table:table-cell>
          <table:table-cell table:style-name="ce1" table:formula="of:=[HumanReadable.J10]" office:value-type="float" office:value="1500">
            <text:p>1500</text:p>
          </table:table-cell>
          <table:table-cell table:style-name="ce1" table:formula="of:=INDIRECT(  ADDRESS(   MATCH([HumanReadable.K10];[HarvestRecipeList.$A$1:.$A$500];0);   MATCH(&quot;RecipeList&quot;;[RecipeList.$A$1:.$H$1];0);    1;1;&quot;HarvestRecipeList&quot;  ) )" office:value-type="string" office:string-value="((products=((itemType=IronOre,amount=1)),polishDuration=2))">
            <text:p>((products=((itemType=IronOre,amount=1)),polishDuration=2))</text:p>
          </table:table-cell>
          <table:table-cell table:style-name="ce1" table:formula="of:=INDIRECT(  ADDRESS(   MATCH([HumanReadable.$L1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10]" office:value-type="string" office:string-value="The Miner operates from this house, to mine iron ore from iron veins in the area you specified.&#10;&#10;Requires nearby iron vein.&#10;Produces iron ore.&#10;&#10;A miner needs to work in the ironmine.">
            <text:p>The Miner operates from this house, to mine iron ore from iron veins in the area you specified.<text:line-break/><text:line-break/>Requires nearby iron vein.<text:line-break/>Produces iron ore.<text:line-break/><text:line-break/>A miner needs to work in the ironmine.</text:p>
          </table:table-cell>
          <table:table-cell table:style-name="ce1" table:formula="of:=[HumanReadable.N10]" office:value-type="string" office:string-value="BP_Ironmine">
            <text:p>BP_Ironmine</text:p>
          </table:table-cell>
          <table:table-cell table:style-name="ce1" table:formula="of:=[HumanReadable.O10]" office:value-type="string" office:string-value="ironmineIcon">
            <text:p>ironmineIcon</text:p>
          </table:table-cell>
          <table:table-cell table:style-name="ce1" table:formula="of:=[HumanReadable.P10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11]);&quot;&quot;;[HumanReadable.A11])" office:value-type="string" office:string-value="Iron Smeltery">
            <text:p>Iron Smeltery</text:p>
          </table:table-cell>
          <table:table-cell table:style-name="ce1" table:formula="of:=[HumanReadable.B11]" office:value-type="float" office:value="13">
            <text:p>13</text:p>
          </table:table-cell>
          <table:table-cell table:style-name="ce1" table:formula="of:=[HumanReadable.C11]" office:value-type="float" office:value="275">
            <text:p>275</text:p>
          </table:table-cell>
          <table:table-cell table:style-name="ce1" table:formula="of:=[HumanReadable.D11]" office:value-type="string" office:string-value="Smelter">
            <text:p>Smelter</text:p>
          </table:table-cell>
          <table:table-cell table:style-name="ce1" table:formula="of:=[HumanReadable.E11]" office:value-type="float" office:value="2">
            <text:p>2</text:p>
          </table:table-cell>
          <table:table-cell table:style-name="ce1" table:formula="of:=[HumanReadable.F11]" office:value-type="float" office:value="1">
            <text:p>1</text:p>
          </table:table-cell>
          <table:table-cell table:style-name="ce1" table:formula="of:=INDIRECT(  ADDRESS(   MATCH(    [HumanReadable.$G11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H11];[Stockpiles.$A$1:.$A$500];0);   MATCH(&quot;Stockpiles&quot;;[Stockpiles.$A$1:.$H$1];0);    1;1;&quot;Stockpiles&quot;  ) 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table:style-name="ce1" table:formula="of:=[HumanReadable.I11]" office:value-type="float" office:value="0">
            <text:p>0</text:p>
          </table:table-cell>
          <table:table-cell table:style-name="ce1" table:formula="of:=[HumanReadable.J11]" office:value-type="float" office:value="0">
            <text:p>0</text:p>
          </table:table-cell>
          <table:table-cell table:style-name="ce1" table:formula="of:=INDIRECT(  ADDRESS(   MATCH([HumanReadable.K1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11];[RecipeList.$A$1:.$A$500];0);   MATCH(&quot;RecipeList&quot;;[RecipeList.$A$1:.$H$1];0);    1;1;&quot;RecipeList&quot;  ) 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table:style-name="ce1" table:formula="of:=[HumanReadable.M11]" office:value-type="string" office:string-value="In the Iron Smeltery, the smelter melts iron ore into Iron bars, using coal.&#10;&#10;Requires iron ore, coal.&#10;Produces iron bar.&#10;&#10;A smelter needs to work in the iron smeltery.">
            <text:p>In the Iron Smeltery, the smelter melts iron ore into Iron bars, using coal.<text:line-break/><text:line-break/>Requires iron ore, coal.<text:line-break/>Produces iron bar.<text:line-break/><text:line-break/>A smelter needs to work in the iron smeltery.</text:p>
          </table:table-cell>
          <table:table-cell table:style-name="ce1" table:formula="of:=[HumanReadable.N11]" office:value-type="string" office:string-value="BP_IronSmeltery">
            <text:p>BP_IronSmeltery</text:p>
          </table:table-cell>
          <table:table-cell table:style-name="ce1" table:formula="of:=[HumanReadable.O11]" office:value-type="string" office:string-value="ironSmelteryIcon">
            <text:p>ironSmelteryIcon</text:p>
          </table:table-cell>
          <table:table-cell table:style-name="ce1" table:formula="of:=[HumanReadable.P11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12]);&quot;&quot;;[HumanReadable.A12])" office:value-type="string" office:string-value="Mill">
            <text:p>Mill</text:p>
          </table:table-cell>
          <table:table-cell table:style-name="ce1" table:formula="of:=[HumanReadable.B12]" office:value-type="float" office:value="5">
            <text:p>5</text:p>
          </table:table-cell>
          <table:table-cell table:style-name="ce1" table:formula="of:=[HumanReadable.C12]" office:value-type="float" office:value="250">
            <text:p>250</text:p>
          </table:table-cell>
          <table:table-cell table:style-name="ce1" table:formula="of:=[HumanReadable.D12]" office:value-type="string" office:string-value="Miller">
            <text:p>Miller</text:p>
          </table:table-cell>
          <table:table-cell table:style-name="ce1" table:formula="of:=[HumanReadable.E12]" office:value-type="float" office:value="3">
            <text:p>3</text:p>
          </table:table-cell>
          <table:table-cell table:style-name="ce1" table:formula="of:=[HumanReadable.F12]" office:value-type="float" office:value="1">
            <text:p>1</text:p>
          </table:table-cell>
          <table:table-cell table:style-name="ce1" table:formula="of:=INDIRECT(  ADDRESS(   MATCH(    [HumanReadable.$G12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H12];[Stockpiles.$A$1:.$A$500];0);   MATCH(&quot;Stockpiles&quot;;[Stockpiles.$A$1:.$H$1];0);    1;1;&quot;Stockpiles&quot;  ) 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table:style-name="ce1" table:formula="of:=[HumanReadable.I12]" office:value-type="float" office:value="0">
            <text:p>0</text:p>
          </table:table-cell>
          <table:table-cell table:style-name="ce1" table:formula="of:=[HumanReadable.J12]" office:value-type="float" office:value="0">
            <text:p>0</text:p>
          </table:table-cell>
          <table:table-cell table:style-name="ce1" table:formula="of:=INDIRECT(  ADDRESS(   MATCH([HumanReadable.K1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12];[RecipeList.$A$1:.$A$500];0);   MATCH(&quot;RecipeList&quot;;[RecipeList.$A$1:.$H$1];0);    1;1;&quot;RecipeList&quot;  ) 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table:style-name="ce1" table:formula="of:=[HumanReadable.M12]" office:value-type="string" office:string-value="The mill uses the power of the wind to turn its massive Grindstone, grinding down Grain to fine dust.&#10;&#10;Requires Grain.&#10;Produces Flour.&#10;&#10;A miller needs to work in the mill.">
            <text:p>The mill uses the power of the wind to turn its massive Grindstone, grinding down Grain to fine dust.<text:line-break/><text:line-break/>Requires Grain.<text:line-break/>Produces Flour.<text:line-break/><text:line-break/>A miller needs to work in the mill.</text:p>
          </table:table-cell>
          <table:table-cell table:style-name="ce1" table:formula="of:=[HumanReadable.N12]" office:value-type="string" office:string-value="BP_Mill">
            <text:p>BP_Mill</text:p>
          </table:table-cell>
          <table:table-cell table:style-name="ce1" table:formula="of:=[HumanReadable.O12]" office:value-type="string" office:string-value="millIcon">
            <text:p>millIcon</text:p>
          </table:table-cell>
          <table:table-cell table:style-name="ce1" table:formula="of:=[HumanReadable.P12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13]);&quot;&quot;;[HumanReadable.A13])" office:value-type="string" office:string-value="Mint">
            <text:p>Mint</text:p>
          </table:table-cell>
          <table:table-cell table:style-name="ce1" table:formula="of:=[HumanReadable.B13]" office:value-type="float" office:value="11">
            <text:p>11</text:p>
          </table:table-cell>
          <table:table-cell table:style-name="ce1" table:formula="of:=[HumanReadable.C13]" office:value-type="float" office:value="275">
            <text:p>275</text:p>
          </table:table-cell>
          <table:table-cell table:style-name="ce1" table:formula="of:=[HumanReadable.D13]" office:value-type="string" office:string-value="Smelter">
            <text:p>Smelter</text:p>
          </table:table-cell>
          <table:table-cell table:style-name="ce1" table:formula="of:=[HumanReadable.E13]" office:value-type="float" office:value="2">
            <text:p>2</text:p>
          </table:table-cell>
          <table:table-cell table:style-name="ce1" table:formula="of:=[HumanReadable.F13]" office:value-type="float" office:value="1">
            <text:p>1</text:p>
          </table:table-cell>
          <table:table-cell table:style-name="ce1" table:formula="of:=INDIRECT(  ADDRESS(   MATCH(    [HumanReadable.$G13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H13];[Stockpiles.$A$1:.$A$500];0);   MATCH(&quot;Stockpiles&quot;;[Stockpiles.$A$1:.$H$1];0);    1;1;&quot;Stockpiles&quot;  ) 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table:style-name="ce1" table:formula="of:=[HumanReadable.I13]" office:value-type="float" office:value="0">
            <text:p>0</text:p>
          </table:table-cell>
          <table:table-cell table:style-name="ce1" table:formula="of:=[HumanReadable.J13]" office:value-type="float" office:value="0">
            <text:p>0</text:p>
          </table:table-cell>
          <table:table-cell table:style-name="ce1" table:formula="of:=INDIRECT(  ADDRESS(   MATCH([HumanReadable.K1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13];[RecipeList.$A$1:.$A$500];0);   MATCH(&quot;RecipeList&quot;;[RecipeList.$A$1:.$H$1];0);    1;1;&quot;RecipeList&quot;  ) 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table:style-name="ce1" table:formula="of:=[HumanReadable.M13]" office:value-type="string" office:string-value="In the Mint, the smelter melts gold ore into gold coins, using coal.&#10;&#10;Requires gold ore, coal.&#10;Produces gold coins.&#10;&#10;A smelter needs to work in the mint.">
            <text:p>In the Mint, the smelter melts gold ore into gold coins, using coal.<text:line-break/><text:line-break/>Requires gold ore, coal.<text:line-break/>Produces gold coins.<text:line-break/><text:line-break/>A smelter needs to work in the mint.</text:p>
          </table:table-cell>
          <table:table-cell table:style-name="ce1" table:formula="of:=[HumanReadable.N13]" office:value-type="string" office:string-value="BP_Mint">
            <text:p>BP_Mint</text:p>
          </table:table-cell>
          <table:table-cell table:style-name="ce1" table:formula="of:=[HumanReadable.O13]" office:value-type="string" office:string-value="mintIcon">
            <text:p>mintIcon</text:p>
          </table:table-cell>
          <table:table-cell table:style-name="ce1" table:formula="of:=[HumanReadable.P13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14]);&quot;&quot;;[HumanReadable.A14])" office:value-type="string" office:string-value="Palace">
            <text:p>Palace</text:p>
          </table:table-cell>
          <table:table-cell table:style-name="ce1" table:formula="of:=[HumanReadable.B14]" office:value-type="float" office:value="17">
            <text:p>17</text:p>
          </table:table-cell>
          <table:table-cell table:style-name="ce1" table:formula="of:=[HumanReadable.C14]" office:value-type="float" office:value="2000">
            <text:p>2000</text:p>
          </table:table-cell>
          <table:table-cell table:style-name="ce1" table:formula="of:=[HumanReadable.D14]" office:value-type="string" office:string-value="None">
            <text:p>None</text:p>
          </table:table-cell>
          <table:table-cell table:style-name="ce1" table:formula="of:=[HumanReadable.E14]" office:value-type="float" office:value="3">
            <text:p>3</text:p>
          </table:table-cell>
          <table:table-cell table:style-name="ce1" table:formula="of:=[HumanReadable.F14]" office:value-type="float" office:value="1">
            <text:p>1</text:p>
          </table:table-cell>
          <table:table-cell table:style-name="ce1" table:formula="of:=INDIRECT(  ADDRESS(   MATCH(    [HumanReadable.$G14];[ConstructionRecipes.$A$1:.$A$500];0);    MATCH(&quot;ConstructionRecipe&quot;;[ConstructionRecipes.$A$1:.$H$1];0);    1;1;&quot;ConstructionRecipes&quot;  ) )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table:style-name="ce1" table:formula="of:=INDIRECT(  ADDRESS(   MATCH([HumanReadable.$H14];[Stockpiles.$A$1:.$A$500];0);   MATCH(&quot;Stockpiles&quot;;[Stockpiles.$A$1:.$H$1];0);    1;1;&quot;Stockpiles&quot;  ) 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table:style-name="ce1" table:formula="of:=[HumanReadable.I14]" office:value-type="float" office:value="0">
            <text:p>0</text:p>
          </table:table-cell>
          <table:table-cell table:style-name="ce1" table:formula="of:=[HumanReadable.J14]" office:value-type="float" office:value="0">
            <text:p>0</text:p>
          </table:table-cell>
          <table:table-cell table:style-name="ce1" table:formula="of:=INDIRECT(  ADDRESS(   MATCH([HumanReadable.K1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1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14]" office:value-type="string" office:string-value="A Palace is the ultimate demonstration of wealth and power.&#10;&#10;It is a truly collossal undertaking to construct a palace.&#10;Constructing the palace wins the game.">
            <text:p>A Palace is the ultimate demonstration of wealth and power.<text:line-break/><text:line-break/>It is a truly collossal undertaking to construct a palace.<text:line-break/>Constructing the palace wins the game.</text:p>
          </table:table-cell>
          <table:table-cell table:style-name="ce1" table:formula="of:=[HumanReadable.N14]" office:value-type="string" office:string-value="BP_Palace">
            <text:p>BP_Palace</text:p>
          </table:table-cell>
          <table:table-cell table:style-name="ce1" table:formula="of:=[HumanReadable.O14]" office:value-type="string" office:string-value="palaceIcon">
            <text:p>palaceIcon</text:p>
          </table:table-cell>
          <table:table-cell table:style-name="ce1" table:formula="of:=[HumanReadable.P14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15]);&quot;&quot;;[HumanReadable.A15])" office:value-type="string" office:string-value="Quarry">
            <text:p>Quarry</text:p>
          </table:table-cell>
          <table:table-cell table:style-name="ce1" table:formula="of:=[HumanReadable.B15]" office:value-type="float" office:value="8">
            <text:p>8</text:p>
          </table:table-cell>
          <table:table-cell table:style-name="ce1" table:formula="of:=[HumanReadable.C15]" office:value-type="float" office:value="200">
            <text:p>200</text:p>
          </table:table-cell>
          <table:table-cell table:style-name="ce1" table:formula="of:=[HumanReadable.D15]" office:value-type="string" office:string-value="Mason">
            <text:p>Mason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1">
            <text:p>1</text:p>
          </table:table-cell>
          <table:table-cell table:style-name="ce1" table:formula="of:=INDIRECT(  ADDRESS(   MATCH(    [HumanReadable.$G15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H15];[Stockpiles.$A$1:.$A$500];0);   MATCH(&quot;Stockpiles&quot;;[Stockpiles.$A$1:.$H$1];0);    1;1;&quot;Stockpiles&quot;  ) )" office:value-type="string" office:string-value="((itemType=Stone,stockpileType=Product,maxStorage=7))">
            <text:p>((itemType=Stone,stockpileType=Product,maxStorage=7))</text:p>
          </table:table-cell>
          <table:table-cell table:style-name="ce1" table:formula="of:=[HumanReadable.I15]" office:value-type="float" office:value="1000">
            <text:p>1000</text:p>
          </table:table-cell>
          <table:table-cell table:style-name="ce1" table:formula="of:=[HumanReadable.J15]" office:value-type="float" office:value="1500">
            <text:p>1500</text:p>
          </table:table-cell>
          <table:table-cell table:style-name="ce1" table:formula="of:=INDIRECT(  ADDRESS(   MATCH([HumanReadable.K15];[HarvestRecipeList.$A$1:.$A$500];0);   MATCH(&quot;RecipeList&quot;;[RecipeList.$A$1:.$H$1];0);    1;1;&quot;HarvestRecipeList&quot;  ) )" office:value-type="string" office:string-value="((products=((itemType=Stone,amount=2)),polishDuration=6))">
            <text:p>((products=((itemType=Stone,amount=2)),polishDuration=6))</text:p>
          </table:table-cell>
          <table:table-cell table:style-name="ce1" table:formula="of:=INDIRECT(  ADDRESS(   MATCH([HumanReadable.$L1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15]" office:value-type="string" office:string-value="The Mason operates from this house, to mine granite in the area you specified.&#10;&#10;Produces Stone.&#10;&#10;A mason needs to work in the quarry.">
            <text:p>The Mason operates from this house, to mine granite in the area you specified.<text:line-break/><text:line-break/>Produces Stone.<text:line-break/><text:line-break/>A mason needs to work in the quarry.</text:p>
          </table:table-cell>
          <table:table-cell table:style-name="ce1" table:formula="of:=[HumanReadable.N15]" office:value-type="string" office:string-value="BP_Quarry">
            <text:p>BP_Quarry</text:p>
          </table:table-cell>
          <table:table-cell table:style-name="ce1" table:formula="of:=[HumanReadable.O15]" office:value-type="string" office:string-value="quarryIcon">
            <text:p>quarryIcon</text:p>
          </table:table-cell>
          <table:table-cell table:style-name="ce1" table:formula="of:=[HumanReadable.P15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16]);&quot;&quot;;[HumanReadable.A16])" office:value-type="string" office:string-value="School">
            <text:p>School</text:p>
          </table:table-cell>
          <table:table-cell table:style-name="ce1" table:formula="of:=[HumanReadable.B16]" office:value-type="float" office:value="14">
            <text:p>14</text:p>
          </table:table-cell>
          <table:table-cell table:style-name="ce1" table:formula="of:=[HumanReadable.C16]" office:value-type="float" office:value="400">
            <text:p>400</text:p>
          </table:table-cell>
          <table:table-cell table:style-name="ce1" table:formula="of:=[HumanReadable.D16]" office:value-type="string" office:string-value="None">
            <text:p>None</text:p>
          </table:table-cell>
          <table:table-cell table:style-name="ce1" table:formula="of:=[HumanReadable.E16]" office:value-type="float" office:value="5">
            <text:p>5</text:p>
          </table:table-cell>
          <table:table-cell table:style-name="ce1" table:formula="of:=[HumanReadable.F16]" office:value-type="float" office:value="0">
            <text:p>0</text:p>
          </table:table-cell>
          <table:table-cell table:style-name="ce1" table:formula="of:=INDIRECT(  ADDRESS(   MATCH(    [HumanReadable.$G16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H16];[Stockpiles.$A$1:.$A$500];0);   MATCH(&quot;Stockpiles&quot;;[Stockpiles.$A$1:.$H$1];0);    1;1;&quot;Stockpiles&quot;  ) )" office:value-type="string" office:string-value="((itemType=GoldCoins,stockpileType=Educt,maxStorage=5))">
            <text:p>((itemType=GoldCoins,stockpileType=Educt,maxStorage=5))</text:p>
          </table:table-cell>
          <table:table-cell table:style-name="ce1" table:formula="of:=[HumanReadable.I16]" office:value-type="float" office:value="0">
            <text:p>0</text:p>
          </table:table-cell>
          <table:table-cell table:style-name="ce1" table:formula="of:=[HumanReadable.J16]" office:value-type="float" office:value="0">
            <text:p>0</text:p>
          </table:table-cell>
          <table:table-cell table:style-name="ce1" table:formula="of:=INDIRECT(  ADDRESS(   MATCH([HumanReadable.K16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1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16]" office:value-type="string" office:string-value="In the School you can create new Citizen for Gold.&#10;&#10;Requires Gold Coins&#10;&#10;No one needs to work at the school.">
            <text:p>In the School you can create new Citizen for Gold.<text:line-break/><text:line-break/>Requires Gold Coins<text:line-break/><text:line-break/>No one needs to work at the school.</text:p>
          </table:table-cell>
          <table:table-cell table:style-name="ce1" table:formula="of:=[HumanReadable.N16]" office:value-type="string" office:string-value="BP_School">
            <text:p>BP_School</text:p>
          </table:table-cell>
          <table:table-cell table:style-name="ce1" table:formula="of:=[HumanReadable.O16]" office:value-type="string" office:string-value="schoolIcon">
            <text:p>schoolIcon</text:p>
          </table:table-cell>
          <table:table-cell table:style-name="ce1" table:formula="of:=[HumanReadable.P16]" office:value-type="string" office:string-value="default">
            <text:p>default</text:p>
          </table:table-cell>
          <table:table-cell table:number-columns-repeated="1008"/>
        </table:table-row>
        <table:table-row table:style-name="ro1">
          <table:table-cell table:style-name="ce1" table:formula="of:=IF(ISBLANK([HumanReadable.A17]);&quot;&quot;;[HumanReadable.A17])" office:value-type="string" office:string-value="Weapons Workshop">
            <text:p>Weapons Workshop</text:p>
          </table:table-cell>
          <table:table-cell table:style-name="ce1" table:formula="of:=[HumanReadable.B17]" office:value-type="float" office:value="7">
            <text:p>7</text:p>
          </table:table-cell>
          <table:table-cell table:style-name="ce1" table:formula="of:=[HumanReadable.C17]" office:value-type="float" office:value="250">
            <text:p>250</text:p>
          </table:table-cell>
          <table:table-cell table:style-name="ce1" table:formula="of:=[HumanReadable.D17]" office:value-type="string" office:string-value="Carpenter">
            <text:p>Carpenter</text:p>
          </table:table-cell>
          <table:table-cell table:style-name="ce1" table:formula="of:=[HumanReadable.E17]" office:value-type="float" office:value="2">
            <text:p>2</text:p>
          </table:table-cell>
          <table:table-cell table:style-name="ce1" table:formula="of:=[HumanReadable.F17]" office:value-type="float" office:value="1">
            <text:p>1</text:p>
          </table:table-cell>
          <table:table-cell table:style-name="ce1" table:formula="of:=INDIRECT(  ADDRESS(   MATCH(    [HumanReadable.$G17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H17];[Stockpiles.$A$1:.$A$500];0);   MATCH(&quot;Stockpiles&quot;;[Stockpiles.$A$1:.$H$1];0);    1;1;&quot;Stockpiles&quot;  ) 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table:style-name="ce1" table:formula="of:=[HumanReadable.I17]" office:value-type="float" office:value="0">
            <text:p>0</text:p>
          </table:table-cell>
          <table:table-cell table:style-name="ce1" table:formula="of:=[HumanReadable.J17]" office:value-type="float" office:value="0">
            <text:p>0</text:p>
          </table:table-cell>
          <table:table-cell table:style-name="ce1" table:formula="of:=INDIRECT(  ADDRESS(   MATCH([HumanReadable.K1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17];[RecipeList.$A$1:.$A$500];0);   MATCH(&quot;RecipeList&quot;;[RecipeList.$A$1:.$H$1];0);    1;1;&quot;RecipeList&quot;  ) 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table:style-name="ce1" table:formula="of:=[HumanReadable.M17]" office:value-type="string" office:string-value="In the Weapon Workshop, the Carpenter creates small axes.&#10;&#10;Requires Lumber.&#10;Produes Hand Axe.&#10;&#10;A carpenter needs to work in the weapons workshop.">
            <text:p>In the Weapon Workshop, the Carpenter creates small axes.<text:line-break/><text:line-break/>Requires Lumber.<text:line-break/>Produes Hand Axe.<text:line-break/><text:line-break/>A carpenter needs to work in the weapons workshop.</text:p>
          </table:table-cell>
          <table:table-cell table:style-name="ce1" table:formula="of:=[HumanReadable.N17]" office:value-type="string" office:string-value="BP_WeaponsWorkshop">
            <text:p>BP_WeaponsWorkshop</text:p>
          </table:table-cell>
          <table:table-cell table:style-name="ce1" table:formula="of:=[HumanReadable.O17]" office:value-type="string" office:string-value="weaponsWorkshopIcon">
            <text:p>weaponsWorkshopIcon</text:p>
          </table:table-cell>
          <table:table-cell table:style-name="ce1" table:formula="of:=[HumanReadable.P17]" office:value-type="string" office:string-value="default">
            <text:p>default</text:p>
          </table:table-cell>
          <table:table-cell table:style-name="Default" table:number-columns-repeated="1008"/>
        </table:table-row>
        <table:table-row table:style-name="ro1">
          <table:table-cell table:style-name="ce1" table:formula="of:=IF(ISBLANK([HumanReadable.A18]);&quot;&quot;;[HumanReadable.A18])" office:value-type="string" office:string-value="Warehouse">
            <text:p>Warehouse</text:p>
          </table:table-cell>
          <table:table-cell table:style-name="ce1" table:formula="of:=[HumanReadable.B18]" office:value-type="float" office:value="16">
            <text:p>16</text:p>
          </table:table-cell>
          <table:table-cell table:style-name="ce1" table:formula="of:=[HumanReadable.C18]" office:value-type="float" office:value="600">
            <text:p>600</text:p>
          </table:table-cell>
          <table:table-cell table:style-name="ce1" table:formula="of:=[HumanReadable.D18]" office:value-type="string" office:string-value="None">
            <text:p>None</text:p>
          </table:table-cell>
          <table:table-cell table:style-name="ce1" table:formula="of:=[HumanReadable.E18]" office:value-type="float" office:value="2">
            <text:p>2</text:p>
          </table:table-cell>
          <table:table-cell table:style-name="ce1" table:formula="of:=[HumanReadable.F18]" office:value-type="float" office:value="1">
            <text:p>1</text:p>
          </table:table-cell>
          <table:table-cell table:style-name="ce1" table:formula="of:=INDIRECT(  ADDRESS(   MATCH(    [HumanReadable.$G18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H18];[Stockpiles.$A$1:.$A$500];0);   MATCH(&quot;Stockpiles&quot;;[Stockpiles.$A$1:.$H$1];0);    1;1;&quot;Stockpiles&quot;  ) )" office:value-type="string" office:string-value="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style-name="ce1" table:formula="of:=[HumanReadable.I18]" office:value-type="float" office:value="0">
            <text:p>0</text:p>
          </table:table-cell>
          <table:table-cell table:style-name="ce1" table:formula="of:=[HumanReadable.J18]" office:value-type="float" office:value="0">
            <text:p>0</text:p>
          </table:table-cell>
          <table:table-cell table:style-name="ce1" table:formula="of:=INDIRECT(  ADDRESS(   MATCH([HumanReadable.K18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1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18]" office:value-type="string" office:string-value="The Warehouse stores all of your items. &#10;&#10;No one needs to work at the Warehouse.">
            <text:p>The Warehouse stores all of your items. <text:line-break/><text:line-break/>No one needs to work at the Warehouse.</text:p>
          </table:table-cell>
          <table:table-cell table:style-name="ce1" table:formula="of:=[HumanReadable.N18]" office:value-type="string" office:string-value="BP_Warehouse">
            <text:p>BP_Warehouse</text:p>
          </table:table-cell>
          <table:table-cell table:style-name="ce1" table:formula="of:=[HumanReadable.O18]" office:value-type="string" office:string-value="warehouseIcon">
            <text:p>warehouseIcon</text:p>
          </table:table-cell>
          <table:table-cell table:style-name="ce1" table:formula="of:=[HumanReadable.P18]" office:value-type="string" office:string-value="default">
            <text:p>default</text:p>
          </table:table-cell>
          <table:table-cell table:style-name="Default" table:number-columns-repeated="1008"/>
        </table:table-row>
        <table:table-row table:style-name="ro1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250">
            <text:p>25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INDIRECT(  ADDRESS(   MATCH(    [HumanReadable.$G19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H19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I19]" office:value-type="float" office:value="0">
            <text:p>0</text:p>
          </table:table-cell>
          <table:table-cell table:style-name="ce1" table:formula="of:=[HumanReadable.J19]" office:value-type="float" office:value="0">
            <text:p>0</text:p>
          </table:table-cell>
          <table:table-cell table:style-name="ce1" table:formula="of:=INDIRECT(  ADDRESS(   MATCH([HumanReadable.K1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1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19]" office:value-type="float" office:value="0">
            <text:p>0</text:p>
          </table:table-cell>
          <table:table-cell table:style-name="ce1" table:formula="of:=[HumanReadable.N19]" office:value-type="float" office:value="0">
            <text:p>0</text:p>
          </table:table-cell>
          <table:table-cell table:style-name="ce1" table:formula="of:=[HumanReadable.O19]" office:value-type="float" office:value="0">
            <text:p>0</text:p>
          </table:table-cell>
          <table:table-cell table:style-name="ce1" table:formula="of:=[HumanReadable.P19]" office:value-type="string" office:string-value="default">
            <text:p>default</text:p>
          </table:table-cell>
          <table:table-cell table:style-name="Default" table:number-columns-repeated="1008"/>
        </table:table-row>
        <table:table-row table:style-name="ro1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250">
            <text:p>25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INDIRECT(  ADDRESS(   MATCH(    [HumanReadable.$G2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H20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I20]" office:value-type="float" office:value="0">
            <text:p>0</text:p>
          </table:table-cell>
          <table:table-cell table:style-name="ce1" table:formula="of:=[HumanReadable.J20]" office:value-type="float" office:value="0">
            <text:p>0</text:p>
          </table:table-cell>
          <table:table-cell table:style-name="ce1" table:formula="of:=INDIRECT(  ADDRESS(   MATCH([HumanReadable.K20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2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20]" office:value-type="float" office:value="0">
            <text:p>0</text:p>
          </table:table-cell>
          <table:table-cell table:style-name="ce1" table:formula="of:=[HumanReadable.N20]" office:value-type="float" office:value="0">
            <text:p>0</text:p>
          </table:table-cell>
          <table:table-cell table:style-name="ce1" table:formula="of:=[HumanReadable.O20]" office:value-type="float" office:value="0">
            <text:p>0</text:p>
          </table:table-cell>
          <table:table-cell table:style-name="ce1" table:formula="of:=[HumanReadable.P20]" office:value-type="string" office:string-value="default">
            <text:p>default</text:p>
          </table:table-cell>
          <table:table-cell table:style-name="Default" table:number-columns-repeated="1008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250">
            <text:p>25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INDIRECT(  ADDRESS(   MATCH(    [HumanReadable.$G2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H21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I21]" office:value-type="float" office:value="0">
            <text:p>0</text:p>
          </table:table-cell>
          <table:table-cell table:style-name="ce1" table:formula="of:=[HumanReadable.J21]" office:value-type="float" office:value="0">
            <text:p>0</text:p>
          </table:table-cell>
          <table:table-cell table:style-name="ce1" table:formula="of:=INDIRECT(  ADDRESS(   MATCH([HumanReadable.K2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21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21]" office:value-type="float" office:value="0">
            <text:p>0</text:p>
          </table:table-cell>
          <table:table-cell table:style-name="ce1" table:formula="of:=[HumanReadable.N21]" office:value-type="float" office:value="0">
            <text:p>0</text:p>
          </table:table-cell>
          <table:table-cell table:style-name="ce1" table:formula="of:=[HumanReadable.O21]" office:value-type="float" office:value="0">
            <text:p>0</text:p>
          </table:table-cell>
          <table:table-cell table:style-name="ce1" table:formula="of:=[HumanReadable.P21]" office:value-type="string" office:string-value="default">
            <text:p>default</text:p>
          </table:table-cell>
          <table:table-cell table:style-name="Default" table:number-columns-repeated="1008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250">
            <text:p>25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INDIRECT(  ADDRESS(   MATCH(    [HumanReadable.$G2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H22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I22]" office:value-type="float" office:value="0">
            <text:p>0</text:p>
          </table:table-cell>
          <table:table-cell table:style-name="ce1" table:formula="of:=[HumanReadable.J22]" office:value-type="float" office:value="0">
            <text:p>0</text:p>
          </table:table-cell>
          <table:table-cell table:style-name="ce1" table:formula="of:=INDIRECT(  ADDRESS(   MATCH([HumanReadable.K2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2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22]" office:value-type="float" office:value="0">
            <text:p>0</text:p>
          </table:table-cell>
          <table:table-cell table:style-name="ce1" table:formula="of:=[HumanReadable.N22]" office:value-type="float" office:value="0">
            <text:p>0</text:p>
          </table:table-cell>
          <table:table-cell table:style-name="ce1" table:formula="of:=[HumanReadable.O22]" office:value-type="float" office:value="0">
            <text:p>0</text:p>
          </table:table-cell>
          <table:table-cell table:style-name="ce1" table:formula="of:=[HumanReadable.P22]" office:value-type="string" office:string-value="default">
            <text:p>default</text:p>
          </table:table-cell>
          <table:table-cell table:style-name="Default" table:number-columns-repeated="1008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250">
            <text:p>25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INDIRECT(  ADDRESS(   MATCH(    [HumanReadable.$G2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H23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I23]" office:value-type="float" office:value="0">
            <text:p>0</text:p>
          </table:table-cell>
          <table:table-cell table:style-name="ce1" table:formula="of:=[HumanReadable.J23]" office:value-type="float" office:value="0">
            <text:p>0</text:p>
          </table:table-cell>
          <table:table-cell table:style-name="ce1" table:formula="of:=INDIRECT(  ADDRESS(   MATCH([HumanReadable.K2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23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23]" office:value-type="float" office:value="0">
            <text:p>0</text:p>
          </table:table-cell>
          <table:table-cell table:style-name="ce1" table:formula="of:=[HumanReadable.N23]" office:value-type="float" office:value="0">
            <text:p>0</text:p>
          </table:table-cell>
          <table:table-cell table:style-name="ce1" table:formula="of:=[HumanReadable.O23]" office:value-type="float" office:value="0">
            <text:p>0</text:p>
          </table:table-cell>
          <table:table-cell table:style-name="ce1" table:formula="of:=[HumanReadable.P23]" office:value-type="string" office:string-value="default">
            <text:p>default</text:p>
          </table:table-cell>
          <table:table-cell table:style-name="Default" table:number-columns-repeated="1008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250">
            <text:p>25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INDIRECT(  ADDRESS(   MATCH(    [HumanReadable.$G2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H24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I24]" office:value-type="float" office:value="0">
            <text:p>0</text:p>
          </table:table-cell>
          <table:table-cell table:style-name="ce1" table:formula="of:=[HumanReadable.J24]" office:value-type="float" office:value="0">
            <text:p>0</text:p>
          </table:table-cell>
          <table:table-cell table:style-name="ce1" table:formula="of:=INDIRECT(  ADDRESS(   MATCH([HumanReadable.K2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2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24]" office:value-type="float" office:value="0">
            <text:p>0</text:p>
          </table:table-cell>
          <table:table-cell table:style-name="ce1" table:formula="of:=[HumanReadable.N24]" office:value-type="float" office:value="0">
            <text:p>0</text:p>
          </table:table-cell>
          <table:table-cell table:style-name="ce1" table:formula="of:=[HumanReadable.O24]" office:value-type="float" office:value="0">
            <text:p>0</text:p>
          </table:table-cell>
          <table:table-cell table:style-name="ce1" table:formula="of:=[HumanReadable.P24]" office:value-type="string" office:string-value="default">
            <text:p>default</text:p>
          </table:table-cell>
          <table:table-cell table:style-name="Default" table:number-columns-repeated="1008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250">
            <text:p>25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INDIRECT(  ADDRESS(   MATCH(    [HumanReadable.$G2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H25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I25]" office:value-type="float" office:value="0">
            <text:p>0</text:p>
          </table:table-cell>
          <table:table-cell table:style-name="ce1" table:formula="of:=[HumanReadable.J25]" office:value-type="float" office:value="0">
            <text:p>0</text:p>
          </table:table-cell>
          <table:table-cell table:style-name="ce1" table:formula="of:=INDIRECT(  ADDRESS(   MATCH([HumanReadable.K25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L2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M25]" office:value-type="float" office:value="0">
            <text:p>0</text:p>
          </table:table-cell>
          <table:table-cell table:style-name="ce1" table:formula="of:=[HumanReadable.N25]" office:value-type="float" office:value="0">
            <text:p>0</text:p>
          </table:table-cell>
          <table:table-cell table:style-name="ce1" table:formula="of:=[HumanReadable.O25]" office:value-type="float" office:value="0">
            <text:p>0</text:p>
          </table:table-cell>
          <table:table-cell table:style-name="ce1" table:formula="of:=[HumanReadable.P25]" office:value-type="string" office:string-value="default">
            <text:p>default</text:p>
          </table:table-cell>
          <table:table-cell table:style-name="Default" table:number-columns-repeated="1008"/>
        </table:table-row>
        <table:table-row table:style-name="ro1" table:number-rows-repeated="23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manReadable" table:style-name="ta1" table:print="false">
        <table:table-column table:style-name="co1" table:number-columns-repeated="1024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table:style-name="ce4" office:value-type="string">
            <text:p>WhoWorksHere</text:p>
          </table:table-cell>
          <table:table-cell table:style-name="ce3" office:value-type="string">
            <text:p>PullJobLimit</text:p>
          </table:table-cell>
          <table:table-cell table:style-name="ce3" office:value-type="string">
            <text:p>PushJobLimit</text:p>
          </table:table-cell>
          <table:table-cell table:style-name="ce5" office:value-type="string">
            <text:p>ConstructionRecipe</text:p>
          </table:table-cell>
          <table:table-cell table:style-name="ce5" office:value-type="string">
            <text:p>Stockpiles</text:p>
          </table:table-cell>
          <table:table-cell table:style-name="ce7" office:value-type="string">
            <text:p>HarvestAreaRadius</text:p>
          </table:table-cell>
          <table:table-cell table:style-name="ce7" office:value-type="string">
            <text:p>HarvestAreaMaxDist</text:p>
          </table:table-cell>
          <table:table-cell table:style-name="ce8" office:value-type="string">
            <text:p>HarvestRecipeList</text:p>
          </table:table-cell>
          <table:table-cell table:style-name="ce8" office:value-type="string">
            <text:p>RecipeList</text:p>
          </table:table-cell>
          <table:table-cell office:value-type="string">
            <text:p>HelpText</text:p>
          </table:table-cell>
          <table:table-cell table:style-name="ce9" office:value-type="string">
            <text:p>BlueprintClass</text:p>
          </table:table-cell>
          <table:table-cell table:style-name="ce9" office:value-type="string">
            <text:p>Icon</text:p>
          </table:table-cell>
          <table:table-cell table:style-name="ce9" office:value-type="string">
            <text:p>3dMesh</text:p>
          </table:table-cell>
          <table:table-cell table:style-name="ce10" office:value-type="string">
            <text:p>Special(?? school? Palace?)</text:p>
          </table:table-cell>
          <table:table-cell table:style-name="ce10" office:value-type="string">
            <text:p>TUTORIALS!?</text:p>
          </table:table-cell>
          <table:table-cell table:style-name="ce11" office:value-type="string">
            <text:p>Color Explanations (For all Sheets)</text:p>
          </table:table-cell>
          <table:table-cell table:number-columns-repeated="1005"/>
        </table:table-row>
        <table:table-row table:style-name="ro4">
          <table:table-cell office:value-type="string">
            <text:p>Woodcutter's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Lumberj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office:value-type="string">
            <text:p>Woodcutter's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office:value-type="string">
            <text:p>Woodcutter's</text:p>
          </table:table-cell>
          <table:table-cell/>
          <table:table-cell office:value-type="string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office:value-type="string">
            <text:p>BP_Woodcutter's</text:p>
          </table:table-cell>
          <table:table-cell office:value-type="string">
            <text:p>woodcuttersIcon</text:p>
          </table:table-cell>
          <table:table-cell office:value-type="string">
            <text:p>default</text:p>
          </table:table-cell>
          <table:table-cell table:number-columns-repeated="2"/>
          <table:table-cell table:style-name="ce12" office:value-type="string">
            <text:p>Refers to another Sheet</text:p>
          </table:table-cell>
          <table:table-cell table:number-columns-repeated="1005"/>
        </table:table-row>
        <table:table-row table:style-name="ro5">
          <table:table-cell office:value-type="string">
            <text:p>Sawmill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string">
            <text:p>Carpen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office:value-type="string">
            <text:p>Sawmi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awmill</text:p>
          </table:table-cell>
          <table:table-cell office:value-type="string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office:value-type="string">
            <text:p>BP_Sawmill</text:p>
          </table:table-cell>
          <table:table-cell office:value-type="string">
            <text:p>sawmillIcon</text:p>
          </table:table-cell>
          <table:table-cell office:value-type="string">
            <text:p>default</text:p>
          </table:table-cell>
          <table:table-cell table:number-columns-repeated="2"/>
          <table:table-cell table:style-name="ce13" office:value-type="string">
            <text:p>Not relevant for many buildings</text:p>
          </table:table-cell>
          <table:table-cell table:number-columns-repeated="1005"/>
        </table:table-row>
        <table:table-row table:style-name="ro6">
          <table:table-cell office:value-type="string">
            <text:p>Bakery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string">
            <text:p>Bak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office:value-type="string">
            <text:p>Bakery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Bakery</text:p>
          </table:table-cell>
          <table:table-cell office:value-type="string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office:value-type="string">
            <text:p>BP_Bakery</text:p>
          </table:table-cell>
          <table:table-cell office:value-type="string">
            <text:p>bakeryIcon</text:p>
          </table:table-cell>
          <table:table-cell office:value-type="string">
            <text:p>default</text:p>
          </table:table-cell>
          <table:table-cell table:number-columns-repeated="2"/>
          <table:table-cell table:style-name="ce14" office:value-type="string">
            <text:p>Open Questions</text:p>
          </table:table-cell>
          <table:table-cell table:number-columns-repeated="1005"/>
        </table:table-row>
        <table:table-row table:style-name="ro5">
          <table:table-cell office:value-type="string">
            <text:p>Coalmine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office:value-type="string">
            <text:p>Coal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office:value-type="string">
            <text:p>Coalmine</text:p>
          </table:table-cell>
          <table:table-cell/>
          <table:table-cell office:value-type="string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office:value-type="string">
            <text:p>BP_Coalmine</text:p>
          </table:table-cell>
          <table:table-cell office:value-type="string">
            <text:p>coal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15" office:value-type="string">
            <text:p>DO NOT TOUCH – There's code in here</text:p>
          </table:table-cell>
          <table:table-cell table:number-columns-repeated="1005"/>
        </table:table-row>
        <table:table-row table:style-name="ro1">
          <table:table-cell office:value-type="string">
            <text:p>Farm</text:p>
          </table:table-cell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  <table:table-cell office:value-type="string">
            <text:p>Far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odBuilding</text:p>
          </table:table-cell>
          <table:table-cell office:value-type="string">
            <text:p>Farm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string">
            <text:p>Farm</text:p>
          </table:table-cell>
          <table:table-cell/>
          <table:table-cell office:value-type="string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office:value-type="string">
            <text:p>BP_Farm</text:p>
          </table:table-cell>
          <table:table-cell office:value-type="string">
            <text:p>farmIcon</text:p>
          </table:table-cell>
          <table:table-cell office:value-type="string">
            <text:p>default</text:p>
          </table:table-cell>
          <table:table-cell table:number-columns-repeated="2"/>
          <table:table-cell table:style-name="ce16" office:value-type="string">
            <text:p>Possibly Outdated</text:p>
          </table:table-cell>
          <table:table-cell table:number-columns-repeated="1005"/>
        </table:table-row>
        <table:table-row table:style-name="ro1">
          <table:table-cell office:value-type="string">
            <text:p>Foresting Lodg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string">
            <text:p>Forest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Building</text:p>
          </table:table-cell>
          <table:table-cell/>
          <table:table-cell office:value-type="float" office:value="800">
            <text:p>800</text:p>
          </table:table-cell>
          <table:table-cell office:value-type="float" office:value="1500">
            <text:p>1500</text:p>
          </table:table-cell>
          <table:table-cell table:number-columns-repeated="2"/>
          <table:table-cell office:value-type="string">
            <text:p>The Forester operates from this house, to plant trees in the area you specified.</text:p>
            <text:p/>
            <text:p>A forester needs to work in the foresting lodge.</text:p>
          </table:table-cell>
          <table:table-cell office:value-type="string">
            <text:p>BP_ForestingLodge</text:p>
          </table:table-cell>
          <table:table-cell office:value-type="string">
            <text:p>forestingLodg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17" office:value-type="string">
            <text:p>Refers to an asset</text:p>
          </table:table-cell>
          <table:table-cell table:number-columns-repeated="1005"/>
        </table:table-row>
        <table:table-row table:style-name="ro1">
          <table:table-cell office:value-type="string">
            <text:p>Goldmine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office:value-type="string">
            <text:p>Gold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office:value-type="string">
            <text:p>Goldmine</text:p>
          </table:table-cell>
          <table:table-cell/>
          <table:table-cell office:value-type="string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office:value-type="string">
            <text:p>BP_Goldmine</text:p>
          </table:table-cell>
          <table:table-cell office:value-type="string">
            <text:p>gold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18" office:value-type="string">
            <text:p>Special</text:p>
          </table:table-cell>
          <table:table-cell table:number-columns-repeated="1005"/>
        </table:table-row>
        <table:table-row table:style-name="ro1">
          <table:table-cell office:value-type="string">
            <text:p>Inn</text:p>
          </table:table-cell>
          <table:table-cell office:value-type="float" office:value="15">
            <text:p>15</text:p>
          </table:table-cell>
          <table:table-cell office:value-type="float" office:value="350">
            <text:p>35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argeBuilding</text:p>
          </table:table-cell>
          <table:table-cell office:value-type="string">
            <text:p>Inn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office:value-type="string">
            <text:p>BP_Inn</text:p>
          </table:table-cell>
          <table:table-cell office:value-type="string">
            <text:p>inn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office:value-type="string">
            <text:p>Ironmine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office:value-type="string">
            <text:p>Iron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office:value-type="string">
            <text:p>Ironmine</text:p>
          </table:table-cell>
          <table:table-cell/>
          <table:table-cell office:value-type="string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office:value-type="string">
            <text:p>BP_Ironmine</text:p>
          </table:table-cell>
          <table:table-cell office:value-type="string">
            <text:p>ironmine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office:value-type="string">
            <text:p>Iron Smeltery</text:p>
          </table:table-cell>
          <table:table-cell office:value-type="float" office:value="13">
            <text:p>13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office:value-type="string">
            <text:p>Iron Smeltery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Iron Smeltery</text:p>
          </table:table-cell>
          <table:table-cell office:value-type="string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office:value-type="string">
            <text:p>BP_IronSmeltery</text:p>
          </table:table-cell>
          <table:table-cell office:value-type="string">
            <text:p>ironSmeltery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office:value-type="string">
            <text:p>Mill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Mil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office:value-type="string">
            <text:p>Mi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Mill</text:p>
          </table:table-cell>
          <table:table-cell office:value-type="string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office:value-type="string">
            <text:p>BP_Mill</text:p>
          </table:table-cell>
          <table:table-cell office:value-type="string">
            <text:p>mill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office:value-type="string">
            <text:p>Mint</text:p>
          </table:table-cell>
          <table:table-cell office:value-type="float" office:value="11">
            <text:p>11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office:value-type="string">
            <text:p>Min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Mint</text:p>
          </table:table-cell>
          <table:table-cell office:value-type="string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office:value-type="string">
            <text:p>BP_Mint</text:p>
          </table:table-cell>
          <table:table-cell office:value-type="string">
            <text:p>mint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office:value-type="string">
            <text:p>Palace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string">
            <text:p>N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Palac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office:value-type="string">
            <text:p>BP_Palace</text:p>
          </table:table-cell>
          <table:table-cell office:value-type="string">
            <text:p>palace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office:value-type="string">
            <text:p>Quarry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string">
            <text:p>Mas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office:value-type="string">
            <text:p>Quarry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office:value-type="string">
            <text:p>Quarry</text:p>
          </table:table-cell>
          <table:table-cell/>
          <table:table-cell office:value-type="string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office:value-type="string">
            <text:p>BP_Quarry</text:p>
          </table:table-cell>
          <table:table-cell office:value-type="string">
            <text:p>quarry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School</text:p>
          </table:table-cell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ediumBuilding</text:p>
          </table:table-cell>
          <table:table-cell office:value-type="string">
            <text:p>Schoo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office:value-type="string">
            <text:p>BP_School</text:p>
          </table:table-cell>
          <table:table-cell office:value-type="string">
            <text:p>school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Weapons Workshop</text:p>
          </table:table-cell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  <table:table-cell office:value-type="string">
            <text:p>Carpen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office:value-type="string">
            <text:p>Weapons Workshop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eapons Workshop</text:p>
          </table:table-cell>
          <table:table-cell office:value-type="string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office:value-type="string">
            <text:p>BP_WeaponsWorkshop</text:p>
          </table:table-cell>
          <table:table-cell office:value-type="string">
            <text:p>weaponsWorkshop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office:value-type="string">
            <text:p>Warehouse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argeBuilding</text:p>
          </table:table-cell>
          <table:table-cell table:style-name="ce6" office:value-type="string">
            <text:p>Warehous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he Warehouse stores all of your items. </text:p>
            <text:p/>
            <text:p>No one needs to work at the Warehouse.</text:p>
          </table:table-cell>
          <table:table-cell office:value-type="string">
            <text:p>BP_Warehouse</text:p>
          </table:table-cell>
          <table:table-cell office:value-type="string">
            <text:p>warehouseIcon</text:p>
          </table:table-cell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GROUND" table:style-name="ta1" table:print="false">
        <table:table-column table:style-name="co2" table:number-columns-repeated="1024" table:default-cell-style-name="Default"/>
        <table:table-row table:style-name="ro7">
          <table:table-cell table:style-name="ce1" table:formula="of:=INDIRECT(  ADDRESS(   MATCH([ConstructionRecipes.$H1];[CraftingRecipes.$A$1:.$A$500];0);   MATCH(&quot;Stockpiles&quot;;[CraftingRecipes.$A$1:.$H$1];0);    1;1;&quot;Stockpiles&quot;  ) )" office:value-type="float" office:value="0">
            <text:p>#N/A</text:p>
          </table:table-cell>
          <table:table-cell table:number-columns-repeated="1023"/>
        </table:table-row>
        <table:table-row table:style-name="ro7" table:number-rows-repeated="10485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nstructionRecipes" table:style-name="ta1" table:print="false">
        <table:table-column table:style-name="co3" table:default-cell-style-name="Default"/>
        <table:table-column table:style-name="co4" table:default-cell-style-name="ce22"/>
        <table:table-column table:style-name="co5" table:number-columns-repeated="11" table:default-cell-style-name="Default"/>
        <table:table-column table:style-name="co6" table:default-cell-style-name="ce10"/>
        <table:table-column table:style-name="co5" table:number-columns-repeated="1010" table:default-cell-style-name="Default"/>
        <table:table-row table:style-name="ro8">
          <table:table-cell office:value-type="string">
            <text:p>Name</text:p>
          </table:table-cell>
          <table:table-cell table:style-name="ce1" office:value-type="string">
            <text:p>ConstructionRecipe</text:p>
          </table:table-cell>
          <table:table-cell office:value-type="string">
            <text:p>BuilderHits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table:style-name="ce23" office:value-type="string" table:number-columns-spanned="1" table:number-rows-spanned="5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1010"/>
        </table:table-row>
        <table:table-row table:style-name="ro9">
          <table:table-cell office:value-type="string">
            <text:p>TinyBuilding</text:p>
          </table:table-cell>
          <table:table-cell table:style-name="ce20" table:formula="of:=&quot;(materials=&quot; &amp;IF(AND(NOT(ISBLANK([.D2]));NOT(ISBLANK([.E2])));   &quot;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&quot;    &amp;IF(AND(NOT(ISBLANK([.J2]));NOT(ISBLANK([.K2])));     &quot;,(itemType=&quot;&amp;[.J2]&amp;&quot;,amount=&quot;&amp;[.K2]&amp;&quot;)&quot;     &amp;IF(AND(NOT(ISBLANK([.L2]));NOT(ISBLANK([.M2])));      &quot;,(itemType=&quot;&amp;[.L2]&amp;&quot;,amount=&quot;&amp;[.M2]&amp;&quot;))&quot;;      &quot;)&quot;);     &quot;)&quot;);    &quot;)&quot;);   &quot;)&quot;);  &quot;&quot;) &amp;&quot;,builderHits=&quot; &amp;IF(NOT(ISBLANK([.C2]))  ;[.C2]  ;&quot;0&quot;) &amp;&quot;)&quot;" office:value-type="string" office:string-value="(materials=((itemType=Lumber,amount=2)),builderHits=25)">
            <text:p>(materials=((itemType=Lumber,amount=2)),builderHits=25)</text:p>
          </table:table-cell>
          <table:table-cell office:value-type="float" office:value="25">
            <text:p>2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8"/>
          <table:covered-table-cell/>
          <table:table-cell table:number-columns-repeated="1010"/>
        </table:table-row>
        <table:table-row table:style-name="ro9">
          <table:table-cell office:value-type="string">
            <text:p>SmallBuilding</text:p>
          </table:table-cell>
          <table:table-cell table:style-name="ce20" table:formula="of:=&quot;(materials=&quot; &amp;IF(AND(NOT(ISBLANK([.D3]));NOT(ISBLANK([.E3])));   &quot;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&quot;    &amp;IF(AND(NOT(ISBLANK([.J3]));NOT(ISBLANK([.K3])));     &quot;,(itemType=&quot;&amp;[.J3]&amp;&quot;,amount=&quot;&amp;[.K3]&amp;&quot;)&quot;     &amp;IF(AND(NOT(ISBLANK([.L3]));NOT(ISBLANK([.M3])));      &quot;,(itemType=&quot;&amp;[.L3]&amp;&quot;,amount=&quot;&amp;[.M3]&amp;&quot;))&quot;;      &quot;)&quot;);     &quot;)&quot;);    &quot;)&quot;);   &quot;)&quot;);  &quot;&quot;) &amp;&quot;,builderHits=&quot; &amp;IF(NOT(ISBLANK([.C3]))  ;[.C3]  ;&quot;0&quot;) &amp;&quot;)&quot;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office:value-type="float" office:value="35">
            <text:p>3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MediumBuilding</text:p>
          </table:table-cell>
          <table:table-cell table:style-name="ce20" table:formula="of:=&quot;(materials=&quot; &amp;IF(AND(NOT(ISBLANK([.D4]));NOT(ISBLANK([.E4])));   &quot;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&quot;    &amp;IF(AND(NOT(ISBLANK([.J4]));NOT(ISBLANK([.K4])));     &quot;,(itemType=&quot;&amp;[.J4]&amp;&quot;,amount=&quot;&amp;[.K4]&amp;&quot;)&quot;     &amp;IF(AND(NOT(ISBLANK([.L4]));NOT(ISBLANK([.M4])));      &quot;,(itemType=&quot;&amp;[.L4]&amp;&quot;,amount=&quot;&amp;[.M4]&amp;&quot;))&quot;;      &quot;)&quot;);     &quot;)&quot;);    &quot;)&quot;);   &quot;)&quot;);  &quot;&quot;) &amp;&quot;,builderHits=&quot; &amp;IF(NOT(ISBLANK([.C4]))  ;[.C4]  ;&quot;0&quot;) &amp;&quot;)&quot;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office:value-type="float" office:value="55">
            <text:p>55</text:p>
          </table:table-cell>
          <table:table-cell office:value-type="string">
            <text:p>Lumber</text:p>
          </table:table-cell>
          <table:table-cell office:value-type="float" office:value="3">
            <text:p>3</text:p>
          </table:table-cell>
          <table:table-cell office:value-type="string">
            <text:p>Stone</text:p>
          </table:table-cell>
          <table:table-cell office:value-type="float" office:value="4">
            <text:p>4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StoneBuilding</text:p>
          </table:table-cell>
          <table:table-cell table:style-name="ce20" table:formula="of:=&quot;(materials=&quot; &amp;IF(AND(NOT(ISBLANK([.D5]));NOT(ISBLANK([.E5])));   &quot;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&quot;    &amp;IF(AND(NOT(ISBLANK([.J5]));NOT(ISBLANK([.K5])));     &quot;,(itemType=&quot;&amp;[.J5]&amp;&quot;,amount=&quot;&amp;[.K5]&amp;&quot;)&quot;     &amp;IF(AND(NOT(ISBLANK([.L5]));NOT(ISBLANK([.M5])));      &quot;,(itemType=&quot;&amp;[.L5]&amp;&quot;,amount=&quot;&amp;[.M5]&amp;&quot;))&quot;;      &quot;)&quot;);     &quot;)&quot;);    &quot;)&quot;);   &quot;)&quot;);  &quot;&quot;) &amp;&quot;,builderHits=&quot; &amp;IF(NOT(ISBLANK([.C5]))  ;[.C5]  ;&quot;0&quot;) &amp;&quot;)&quot;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office:value-type="float" office:value="60">
            <text:p>60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5">
            <text:p>5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LargeBuilding</text:p>
          </table:table-cell>
          <table:table-cell table:style-name="ce20" table:formula="of:=&quot;(materials=&quot; &amp;IF(AND(NOT(ISBLANK([.D6]));NOT(ISBLANK([.E6])));   &quot;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&quot;    &amp;IF(AND(NOT(ISBLANK([.J6]));NOT(ISBLANK([.K6])));     &quot;,(itemType=&quot;&amp;[.J6]&amp;&quot;,amount=&quot;&amp;[.K6]&amp;&quot;)&quot;     &amp;IF(AND(NOT(ISBLANK([.L6]));NOT(ISBLANK([.M6])));      &quot;,(itemType=&quot;&amp;[.L6]&amp;&quot;,amount=&quot;&amp;[.M6]&amp;&quot;))&quot;;      &quot;)&quot;);     &quot;)&quot;);    &quot;)&quot;);   &quot;)&quot;);  &quot;&quot;) &amp;&quot;,builderHits=&quot; &amp;IF(NOT(ISBLANK([.C6]))  ;[.C6]  ;&quot;0&quot;) &amp;&quot;)&quot;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office:value-type="float" office:value="90">
            <text:p>9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7">
            <text:p>7</text:p>
          </table:table-cell>
          <table:table-cell table:number-columns-repeated="6"/>
          <table:table-cell table:number-columns-repeated="1011"/>
        </table:table-row>
        <table:table-row table:style-name="ro9">
          <table:table-cell office:value-type="string">
            <text:p>WoodBuilding</text:p>
          </table:table-cell>
          <table:table-cell table:style-name="ce20" table:formula="of:=&quot;(materials=&quot; &amp;IF(AND(NOT(ISBLANK([.D7]));NOT(ISBLANK([.E7])));   &quot;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&quot;    &amp;IF(AND(NOT(ISBLANK([.J7]));NOT(ISBLANK([.K7])));     &quot;,(itemType=&quot;&amp;[.J7]&amp;&quot;,amount=&quot;&amp;[.K7]&amp;&quot;)&quot;     &amp;IF(AND(NOT(ISBLANK([.L7]));NOT(ISBLANK([.M7])));      &quot;,(itemType=&quot;&amp;[.L7]&amp;&quot;,amount=&quot;&amp;[.M7]&amp;&quot;))&quot;;      &quot;)&quot;);     &quot;)&quot;);    &quot;)&quot;);   &quot;)&quot;);  &quot;&quot;) &amp;&quot;,builderHits=&quot; &amp;IF(NOT(ISBLANK([.C7]))  ;[.C7]  ;&quot;0&quot;) &amp;&quot;)&quot;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office:value-type="float" office:value="45">
            <text:p>45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office:value-type="string">
            <text:p>Log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1011"/>
        </table:table-row>
        <table:table-row table:style-name="ro10">
          <table:table-cell office:value-type="string">
            <text:p>Palace</text:p>
          </table:table-cell>
          <table:table-cell table:style-name="ce20" table:formula="of:=&quot;(materials=&quot; &amp;IF(AND(NOT(ISBLANK([.D8]));NOT(ISBLANK([.E8])));   &quot;((itemType=&quot;&amp;[.D8]&amp;&quot;,amount=&quot;&amp;[.E8]&amp;&quot;)&quot;  &amp;IF(AND(NOT(ISBLANK([.F8]));NOT(ISBLANK([.G8])));   &quot;,(itemType=&quot;&amp;[.F8]&amp;&quot;,amount=&quot;&amp;[.G8]&amp;&quot;)&quot;   &amp;IF(AND(NOT(ISBLANK([.H8]));NOT(ISBLANK([.I8])));    &quot;,(itemType=&quot;&amp;[.H8]&amp;&quot;,amount=&quot;&amp;[.I8]&amp;&quot;)&quot;    &amp;IF(AND(NOT(ISBLANK([.J8]));NOT(ISBLANK([.K8])));     &quot;,(itemType=&quot;&amp;[.J8]&amp;&quot;,amount=&quot;&amp;[.K8]&amp;&quot;)&quot;     &amp;IF(AND(NOT(ISBLANK([.L8]));NOT(ISBLANK([.M8])));      &quot;,(itemType=&quot;&amp;[.L8]&amp;&quot;,amount=&quot;&amp;[.M8]&amp;&quot;))&quot;;      &quot;)&quot;);     &quot;)&quot;);    &quot;)&quot;);   &quot;)&quot;);  &quot;&quot;) &amp;&quot;,builderHits=&quot; &amp;IF(NOT(ISBLANK([.C8]))  ;[.C8]  ;&quot;0&quot;) &amp;&quot;)&quot;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office:value-type="float" office:value="3500">
            <text:p>3500</text:p>
          </table:table-cell>
          <table:table-cell office:value-type="string">
            <text:p>Lumber</text:p>
          </table:table-cell>
          <table:table-cell office:value-type="float" office:value="150">
            <text:p>150</text:p>
          </table:table-cell>
          <table:table-cell office:value-type="string">
            <text:p>Stone</text:p>
          </table:table-cell>
          <table:table-cell office:value-type="float" office:value="200">
            <text:p>200</text:p>
          </table:table-cell>
          <table:table-cell office:value-type="string">
            <text:p>GoldCoins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float" office:value="75">
            <text:p>75</text:p>
          </table:table-cell>
          <table:table-cell office:value-type="string">
            <text:p>HandAxe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9" table:number-rows-repeated="3">
          <table:table-cell/>
          <table:table-cell table:style-name="ce21"/>
          <table:table-cell table:number-columns-repeated="1022"/>
        </table:table-row>
        <table:table-row table:style-name="ro8" table:number-rows-repeated="7">
          <table:table-cell/>
          <table:table-cell table:style-name="ce21"/>
          <table:table-cell table:number-columns-repeated="1022"/>
        </table:table-row>
        <table:table-row table:style-name="ro8">
          <table:table-cell table:style-name="ce19"/>
          <table:table-cell table:style-name="ce21"/>
          <table:table-cell table:number-columns-repeated="1022"/>
        </table:table-row>
        <table:table-row table:style-name="ro8" table:number-rows-repeated="154">
          <table:table-cell/>
          <table:table-cell table:style-name="ce21"/>
          <table:table-cell table:number-columns-repeated="1022"/>
        </table:table-row>
        <table:table-row table:style-name="ro8" table:number-rows-repeated="104840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ockpiles" table:style-name="ta1" table:print="false">
        <table:table-column table:style-name="co7" table:default-cell-style-name="Default"/>
        <table:table-column table:style-name="co8" table:default-cell-style-name="ce22"/>
        <table:table-column table:style-name="co9" table:default-cell-style-name="ce24"/>
        <table:table-column table:style-name="co10" table:default-cell-style-name="ce25"/>
        <table:table-column table:style-name="co11" table:default-cell-style-name="ce26"/>
        <table:table-column table:style-name="co9" table:default-cell-style-name="ce24"/>
        <table:table-column table:style-name="co10" table:default-cell-style-name="Default"/>
        <table:table-column table:style-name="co11" table:default-cell-style-name="ce26"/>
        <table:table-column table:style-name="co9" table:default-cell-style-name="ce24"/>
        <table:table-column table:style-name="co10" table:default-cell-style-name="Default"/>
        <table:table-column table:style-name="co11" table:default-cell-style-name="ce26"/>
        <table:table-column table:style-name="co9" table:default-cell-style-name="ce24"/>
        <table:table-column table:style-name="co10" table:default-cell-style-name="Default"/>
        <table:table-column table:style-name="co11" table:default-cell-style-name="ce26"/>
        <table:table-column table:style-name="co9" table:default-cell-style-name="ce24"/>
        <table:table-column table:style-name="co10" table:default-cell-style-name="Default"/>
        <table:table-column table:style-name="co11" table:default-cell-style-name="ce26"/>
        <table:table-column table:style-name="co12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Stockpiles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table:style-name="ce23" office:value-type="string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3"/>
        </table:table-row>
        <table:table-row table:style-name="ro12">
          <table:table-cell office:value-type="string">
            <text:p>Sawmill</text:p>
          </table:table-cell>
          <table:table-cell table:style-name="ce20" table:formula="of:= IF(AND(NOT(ISBLANK([.C2]));NOT(ISBLANK([.D2]));NOT(ISBLANK([.E2])));  &quot;((itemType=&quot;&amp;[.C2]&amp;&quot;,stockpileType=&quot;&amp;[.D2]&amp;&quot;,maxStorage=&quot;&amp;[.E2]&amp;&quot;)&quot;  &amp;IF(AND(NOT(ISBLANK([.F2]));NOT(ISBLANK([.G2]));NOT(ISBLANK([.H2])));   &quot;,(itemType=&quot;&amp;[.F2]&amp;&quot;,stockpileType=&quot;&amp;[.G2]&amp;&quot;,maxStorage=&quot;&amp;[.H2]&amp;&quot;)&quot;   &amp;IF(AND(NOT(ISBLANK([.I2]));NOT(ISBLANK([.J2]));NOT(ISBLANK([.K2])));    &quot;,(itemType=&quot;&amp;[.I2]&amp;&quot;,stockpileType=&quot;&amp;[.J2]&amp;&quot;,maxStorage=&quot;&amp;[.K2]&amp;&quot;)&quot;    &amp;IF(AND(NOT(ISBLANK([.L2]));NOT(ISBLANK([.M2]));NOT(ISBLANK([.N2])));     &quot;,(itemType=&quot;&amp;[.L2]&amp;&quot;,stockpileType=&quot;&amp;[.M2]&amp;&quot;,maxStorage=&quot;&amp;[.N2]&amp;&quot;)&quot;     &amp;IF(AND(NOT(ISBLANK([.O2]));NOT(ISBLANK([.P2]));NOT(ISBLANK([.Q2])));      &quot;,(itemType=&quot;&amp;[.O2]&amp;&quot;,stockpileType=&quot;&amp;[.P2]&amp;&quot;,maxStorage=&quot;&amp;[.Q2]&amp;&quot;))&quot;      ;      &quot;)&quot;)     ;&quot;)&quot;)    ;&quot;)&quot;)   ;&quot;)&quot;)  ;&quot;&quot;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office:value-type="string">
            <text:p>Log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Lumber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oodcutter's</text:p>
          </table:table-cell>
          <table:table-cell table:style-name="ce20" table:formula="of:= IF(AND(NOT(ISBLANK([.C3]));NOT(ISBLANK([.D3]));NOT(ISBLANK([.E3])));  &quot;((itemType=&quot;&amp;[.C3]&amp;&quot;,stockpileType=&quot;&amp;[.D3]&amp;&quot;,maxStorage=&quot;&amp;[.E3]&amp;&quot;)&quot;  &amp;IF(AND(NOT(ISBLANK([.F3]));NOT(ISBLANK([.G3]));NOT(ISBLANK([.H3])));   &quot;,(itemType=&quot;&amp;[.F3]&amp;&quot;,stockpileType=&quot;&amp;[.G3]&amp;&quot;,maxStorage=&quot;&amp;[.H3]&amp;&quot;)&quot;   &amp;IF(AND(NOT(ISBLANK([.I3]));NOT(ISBLANK([.J3]));NOT(ISBLANK([.K3])));    &quot;,(itemType=&quot;&amp;[.I3]&amp;&quot;,stockpileType=&quot;&amp;[.J3]&amp;&quot;,maxStorage=&quot;&amp;[.K3]&amp;&quot;)&quot;    &amp;IF(AND(NOT(ISBLANK([.L3]));NOT(ISBLANK([.M3]));NOT(ISBLANK([.N3])));     &quot;,(itemType=&quot;&amp;[.L3]&amp;&quot;,stockpileType=&quot;&amp;[.M3]&amp;&quot;,maxStorage=&quot;&amp;[.N3]&amp;&quot;)&quot;     &amp;IF(AND(NOT(ISBLANK([.O3]));NOT(ISBLANK([.P3]));NOT(ISBLANK([.Q3])));      &quot;,(itemType=&quot;&amp;[.O3]&amp;&quot;,stockpileType=&quot;&amp;[.P3]&amp;&quot;,maxStorage=&quot;&amp;[.Q3]&amp;&quot;))&quot;      ;      &quot;)&quot;)     ;&quot;)&quot;)    ;&quot;)&quot;)   ;&quot;)&quot;)  ;&quot;&quot;)" office:value-type="string" office:string-value="((itemType=Log,stockpileType=Product,maxStorage=5))">
            <text:p>((itemType=Log,stockpileType=Product,maxStorage=5))</text:p>
          </table:table-cell>
          <table:table-cell office:value-type="string">
            <text:p>Log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9">
          <table:table-cell office:value-type="string">
            <text:p>Bakery</text:p>
          </table:table-cell>
          <table:table-cell table:style-name="ce20" table:formula="of:= IF(AND(NOT(ISBLANK([.C4]));NOT(ISBLANK([.D4]));NOT(ISBLANK([.E4])));  &quot;((itemType=&quot;&amp;[.C4]&amp;&quot;,stockpileType=&quot;&amp;[.D4]&amp;&quot;,maxStorage=&quot;&amp;[.E4]&amp;&quot;)&quot;  &amp;IF(AND(NOT(ISBLANK([.C4]));NOT(ISBLANK([.D4]));NOT(ISBLANK([.E4])));   &quot;,(itemType=&quot;&amp;[.C4]&amp;&quot;,stockpileType=&quot;&amp;[.D4]&amp;&quot;,maxStorage=&quot;&amp;[.E4]&amp;&quot;)&quot;   &amp;IF(AND(NOT(ISBLANK([.F4]));NOT(ISBLANK([.G4]));NOT(ISBLANK([.H4])));    &quot;,(itemType=&quot;&amp;[.F4]&amp;&quot;,stockpileType=&quot;&amp;[.G4]&amp;&quot;,maxStorage=&quot;&amp;[.H4]&amp;&quot;)&quot;    &amp;IF(AND(NOT(ISBLANK([.L4]));NOT(ISBLANK([.M4]));NOT(ISBLANK([.N4])));     &quot;,(itemType=&quot;&amp;[.L4]&amp;&quot;,stockpileType=&quot;&amp;[.M4]&amp;&quot;,maxStorage=&quot;&amp;[.N4]&amp;&quot;)&quot;     &amp;IF(AND(NOT(ISBLANK([.O4]));NOT(ISBLANK([.P4]));NOT(ISBLANK([.Q4])));      &quot;,(itemType=&quot;&amp;[.O4]&amp;&quot;,stockpileType=&quot;&amp;[.P4]&amp;&quot;,maxStorage=&quot;&amp;[.Q4]&amp;&quot;))&quot;      ;      &quot;)&quot;)     ;&quot;)&quot;)    ;&quot;)&quot;)   ;&quot;)&quot;)  ;&quot;&quot;)" office:value-type="string" office:string-value="((itemType=Flour,stockpileType=Educt,maxStorage=5),(itemType=Flour,stockpileType=Educt,maxStorage=5),(itemType=Bread,stockpileType=Product,maxStorage=3))">
            <text:p>((itemType=Flour,stockpileType=Educt,maxStorage=5),(itemType=Flour,stockpileType=Educt,maxStorage=5),(itemType=Bread,stockpileType=Product,maxStorage=3))</text:p>
          </table:table-cell>
          <table:table-cell office:value-type="string">
            <text:p>Flour</text:p>
          </table:table-cell>
          <table:table-cell table:style-name="Default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Bread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Coalmine</text:p>
          </table:table-cell>
          <table:table-cell table:style-name="ce20" table:formula="of:= IF(AND(NOT(ISBLANK([.C5]));NOT(ISBLANK([.D5]));NOT(ISBLANK([.E5])));  &quot;((itemType=&quot;&amp;[.C5]&amp;&quot;,stockpileType=&quot;&amp;[.D5]&amp;&quot;,maxStorage=&quot;&amp;[.E5]&amp;&quot;)&quot;  &amp;IF(AND(NOT(ISBLANK([.F5]));NOT(ISBLANK([.G5]));NOT(ISBLANK([.H5])));   &quot;,(itemType=&quot;&amp;[.F5]&amp;&quot;,stockpileType=&quot;&amp;[.G5]&amp;&quot;,maxStorage=&quot;&amp;[.H5]&amp;&quot;)&quot;   &amp;IF(AND(NOT(ISBLANK([.I5]));NOT(ISBLANK([.J5]));NOT(ISBLANK([.K5])));    &quot;,(itemType=&quot;&amp;[.I5]&amp;&quot;,stockpileType=&quot;&amp;[.J5]&amp;&quot;,maxStorage=&quot;&amp;[.K5]&amp;&quot;)&quot;    &amp;IF(AND(NOT(ISBLANK([.L5]));NOT(ISBLANK([.M5]));NOT(ISBLANK([.N5])));     &quot;,(itemType=&quot;&amp;[.L5]&amp;&quot;,stockpileType=&quot;&amp;[.M5]&amp;&quot;,maxStorage=&quot;&amp;[.N5]&amp;&quot;)&quot;     &amp;IF(AND(NOT(ISBLANK([.O5]));NOT(ISBLANK([.P5]));NOT(ISBLANK([.Q5])));      &quot;,(itemType=&quot;&amp;[.O5]&amp;&quot;,stockpileType=&quot;&amp;[.P5]&amp;&quot;,maxStorage=&quot;&amp;[.Q5]&amp;&quot;))&quot;      ;      &quot;)&quot;)     ;&quot;)&quot;)    ;&quot;)&quot;)   ;&quot;)&quot;)  ;&quot;&quot;)" office:value-type="string" office:string-value="((itemType=Coal,stockpileType=Product,maxStorage=4))">
            <text:p>((itemType=Coal,stockpileType=Product,maxStorage=4))</text:p>
          </table:table-cell>
          <table:table-cell office:value-type="string">
            <text:p>Coal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Farm</text:p>
          </table:table-cell>
          <table:table-cell table:style-name="ce20" table:formula="of:= IF(AND(NOT(ISBLANK([.C6]));NOT(ISBLANK([.D6]));NOT(ISBLANK([.E6])));  &quot;((itemType=&quot;&amp;[.C6]&amp;&quot;,stockpileType=&quot;&amp;[.D6]&amp;&quot;,maxStorage=&quot;&amp;[.E6]&amp;&quot;)&quot;  &amp;IF(AND(NOT(ISBLANK([.F6]));NOT(ISBLANK([.G6]));NOT(ISBLANK([.H6])));   &quot;,(itemType=&quot;&amp;[.F6]&amp;&quot;,stockpileType=&quot;&amp;[.G6]&amp;&quot;,maxStorage=&quot;&amp;[.H6]&amp;&quot;)&quot;   &amp;IF(AND(NOT(ISBLANK([.I6]));NOT(ISBLANK([.J6]));NOT(ISBLANK([.K6])));    &quot;,(itemType=&quot;&amp;[.I6]&amp;&quot;,stockpileType=&quot;&amp;[.J6]&amp;&quot;,maxStorage=&quot;&amp;[.K6]&amp;&quot;)&quot;    &amp;IF(AND(NOT(ISBLANK([.L6]));NOT(ISBLANK([.M6]));NOT(ISBLANK([.N6])));     &quot;,(itemType=&quot;&amp;[.L6]&amp;&quot;,stockpileType=&quot;&amp;[.M6]&amp;&quot;,maxStorage=&quot;&amp;[.N6]&amp;&quot;)&quot;     &amp;IF(AND(NOT(ISBLANK([.O6]));NOT(ISBLANK([.P6]));NOT(ISBLANK([.Q6])));      &quot;,(itemType=&quot;&amp;[.O6]&amp;&quot;,stockpileType=&quot;&amp;[.P6]&amp;&quot;,maxStorage=&quot;&amp;[.Q6]&amp;&quot;))&quot;      ;      &quot;)&quot;)     ;&quot;)&quot;)    ;&quot;)&quot;)   ;&quot;)&quot;)  ;&quot;&quot;)" office:value-type="string" office:string-value="((itemType=Wheat,stockpileType=Product,maxStorage=5))">
            <text:p>((itemType=Wheat,stockpileType=Product,maxStorage=5))</text:p>
          </table:table-cell>
          <table:table-cell office:value-type="string">
            <text:p>Wheat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Goldmine</text:p>
          </table:table-cell>
          <table:table-cell table:style-name="ce20" table:formula="of:= IF(AND(NOT(ISBLANK([.C7]));NOT(ISBLANK([.D7]));NOT(ISBLANK([.E7])));  &quot;((itemType=&quot;&amp;[.C7]&amp;&quot;,stockpileType=&quot;&amp;[.D7]&amp;&quot;,maxStorage=&quot;&amp;[.E7]&amp;&quot;)&quot;  &amp;IF(AND(NOT(ISBLANK([.F7]));NOT(ISBLANK([.G7]));NOT(ISBLANK([.H7])));   &quot;,(itemType=&quot;&amp;[.F7]&amp;&quot;,stockpileType=&quot;&amp;[.G7]&amp;&quot;,maxStorage=&quot;&amp;[.H7]&amp;&quot;)&quot;   &amp;IF(AND(NOT(ISBLANK([.I7]));NOT(ISBLANK([.J7]));NOT(ISBLANK([.K7])));    &quot;,(itemType=&quot;&amp;[.I7]&amp;&quot;,stockpileType=&quot;&amp;[.J7]&amp;&quot;,maxStorage=&quot;&amp;[.K7]&amp;&quot;)&quot;    &amp;IF(AND(NOT(ISBLANK([.L7]));NOT(ISBLANK([.M7]));NOT(ISBLANK([.N7])));     &quot;,(itemType=&quot;&amp;[.L7]&amp;&quot;,stockpileType=&quot;&amp;[.M7]&amp;&quot;,maxStorage=&quot;&amp;[.N7]&amp;&quot;)&quot;     &amp;IF(AND(NOT(ISBLANK([.O7]));NOT(ISBLANK([.P7]));NOT(ISBLANK([.Q7])));      &quot;,(itemType=&quot;&amp;[.O7]&amp;&quot;,stockpileType=&quot;&amp;[.P7]&amp;&quot;,maxStorage=&quot;&amp;[.Q7]&amp;&quot;))&quot;      ;      &quot;)&quot;)     ;&quot;)&quot;)    ;&quot;)&quot;)   ;&quot;)&quot;)  ;&quot;&quot;)" office:value-type="string" office:string-value="((itemType=GoldOre,stockpileType=Product,maxStorage=4))">
            <text:p>((itemType=GoldOre,stockpileType=Product,maxStorage=4))</text:p>
          </table:table-cell>
          <table:table-cell office:value-type="string">
            <text:p>Gold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nn</text:p>
          </table:table-cell>
          <table:table-cell table:style-name="ce20" table:formula="of:= IF(AND(NOT(ISBLANK([.C8]));NOT(ISBLANK([.D8]));NOT(ISBLANK([.E8])));  &quot;((itemType=&quot;&amp;[.C8]&amp;&quot;,stockpileType=&quot;&amp;[.D8]&amp;&quot;,maxStorage=&quot;&amp;[.E8]&amp;&quot;)&quot;  &amp;IF(AND(NOT(ISBLANK([.F8]));NOT(ISBLANK([.G8]));NOT(ISBLANK([.H8])));   &quot;,(itemType=&quot;&amp;[.F8]&amp;&quot;,stockpileType=&quot;&amp;[.G8]&amp;&quot;,maxStorage=&quot;&amp;[.H8]&amp;&quot;)&quot;   &amp;IF(AND(NOT(ISBLANK([.I8]));NOT(ISBLANK([.J8]));NOT(ISBLANK([.K8])));    &quot;,(itemType=&quot;&amp;[.I8]&amp;&quot;,stockpileType=&quot;&amp;[.J8]&amp;&quot;,maxStorage=&quot;&amp;[.K8]&amp;&quot;)&quot;    &amp;IF(AND(NOT(ISBLANK([.L8]));NOT(ISBLANK([.M8]));NOT(ISBLANK([.N8])));     &quot;,(itemType=&quot;&amp;[.L8]&amp;&quot;,stockpileType=&quot;&amp;[.M8]&amp;&quot;,maxStorage=&quot;&amp;[.N8]&amp;&quot;)&quot;     &amp;IF(AND(NOT(ISBLANK([.O8]));NOT(ISBLANK([.P8]));NOT(ISBLANK([.Q8])));      &quot;,(itemType=&quot;&amp;[.O8]&amp;&quot;,stockpileType=&quot;&amp;[.P8]&amp;&quot;,maxStorage=&quot;&amp;[.Q8]&amp;&quot;))&quot;      ;      &quot;)&quot;)     ;&quot;)&quot;)    ;&quot;)&quot;)   ;&quot;)&quot;)  ;&quot;&quot;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office:value-type="string">
            <text:p>Bread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Wine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ish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Sausages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3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0" table:formula="of:= IF(AND(NOT(ISBLANK([.C9]));NOT(ISBLANK([.D9]));NOT(ISBLANK([.E9])));  &quot;((itemType=&quot;&amp;[.C9]&amp;&quot;,stockpileType=&quot;&amp;[.D9]&amp;&quot;,maxStorage=&quot;&amp;[.E9]&amp;&quot;)&quot;  &amp;IF(AND(NOT(ISBLANK([.F9]));NOT(ISBLANK([.G9]));NOT(ISBLANK([.H9])));   &quot;,(itemType=&quot;&amp;[.F9]&amp;&quot;,stockpileType=&quot;&amp;[.G9]&amp;&quot;,maxStorage=&quot;&amp;[.H9]&amp;&quot;)&quot;   &amp;IF(AND(NOT(ISBLANK([.I9]));NOT(ISBLANK([.J9]));NOT(ISBLANK([.K9])));    &quot;,(itemType=&quot;&amp;[.I9]&amp;&quot;,stockpileType=&quot;&amp;[.J9]&amp;&quot;,maxStorage=&quot;&amp;[.K9]&amp;&quot;)&quot;    &amp;IF(AND(NOT(ISBLANK([.L9]));NOT(ISBLANK([.M9]));NOT(ISBLANK([.N9])));     &quot;,(itemType=&quot;&amp;[.L9]&amp;&quot;,stockpileType=&quot;&amp;[.M9]&amp;&quot;,maxStorage=&quot;&amp;[.N9]&amp;&quot;)&quot;     &amp;IF(AND(NOT(ISBLANK([.O9]));NOT(ISBLANK([.P9]));NOT(ISBLANK([.Q9])));      &quot;,(itemType=&quot;&amp;[.O9]&amp;&quot;,stockpileType=&quot;&amp;[.P9]&amp;&quot;,maxStorage=&quot;&amp;[.Q9]&amp;&quot;))&quot;      ;      &quot;)&quot;)     ;&quot;)&quot;)    ;&quot;)&quot;)   ;&quot;)&quot;)  ;&quot;&quot;)" office:value-type="string" office:string-value="((itemType=IronOre,stockpileType=Product,maxStorage=4))">
            <text:p>((itemType=IronOre,stockpileType=Product,maxStorage=4))</text:p>
          </table:table-cell>
          <table:table-cell office:value-type="string">
            <text:p>Iron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ron Smeltery</text:p>
          </table:table-cell>
          <table:table-cell table:style-name="ce20" table:formula="of:= IF(AND(NOT(ISBLANK([.C10]));NOT(ISBLANK([.D10]));NOT(ISBLANK([.E10])));  &quot;((itemType=&quot;&amp;[.C10]&amp;&quot;,stockpileType=&quot;&amp;[.D10]&amp;&quot;,maxStorage=&quot;&amp;[.E10]&amp;&quot;)&quot;  &amp;IF(AND(NOT(ISBLANK([.F10]));NOT(ISBLANK([.G10]));NOT(ISBLANK([.H10])));   &quot;,(itemType=&quot;&amp;[.F10]&amp;&quot;,stockpileType=&quot;&amp;[.G10]&amp;&quot;,maxStorage=&quot;&amp;[.H10]&amp;&quot;)&quot;   &amp;IF(AND(NOT(ISBLANK([.I10]));NOT(ISBLANK([.J10]));NOT(ISBLANK([.K10])));    &quot;,(itemType=&quot;&amp;[.I10]&amp;&quot;,stockpileType=&quot;&amp;[.J10]&amp;&quot;,maxStorage=&quot;&amp;[.K10]&amp;&quot;)&quot;    &amp;IF(AND(NOT(ISBLANK([.L10]));NOT(ISBLANK([.M10]));NOT(ISBLANK([.N10])));     &quot;,(itemType=&quot;&amp;[.L10]&amp;&quot;,stockpileType=&quot;&amp;[.M10]&amp;&quot;,maxStorage=&quot;&amp;[.N10]&amp;&quot;)&quot;     &amp;IF(AND(NOT(ISBLANK([.O10]));NOT(ISBLANK([.P10]));NOT(ISBLANK([.Q10])));      &quot;,(itemType=&quot;&amp;[.O10]&amp;&quot;,stockpileType=&quot;&amp;[.P10]&amp;&quot;,maxStorage=&quot;&amp;[.Q10]&amp;&quot;))&quot;      ;      &quot;)&quot;)     ;&quot;)&quot;)    ;&quot;)&quot;)   ;&quot;)&quot;)  ;&quot;&quot;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office:value-type="string">
            <text:p>Iron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Iron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0" table:formula="of:= IF(AND(NOT(ISBLANK([.C11]));NOT(ISBLANK([.D11]));NOT(ISBLANK([.E11])));  &quot;((itemType=&quot;&amp;[.C11]&amp;&quot;,stockpileType=&quot;&amp;[.D11]&amp;&quot;,maxStorage=&quot;&amp;[.E11]&amp;&quot;)&quot;  &amp;IF(AND(NOT(ISBLANK([.F11]));NOT(ISBLANK([.G11]));NOT(ISBLANK([.H11])));   &quot;,(itemType=&quot;&amp;[.F11]&amp;&quot;,stockpileType=&quot;&amp;[.G11]&amp;&quot;,maxStorage=&quot;&amp;[.H11]&amp;&quot;)&quot;   &amp;IF(AND(NOT(ISBLANK([.I11]));NOT(ISBLANK([.J11]));NOT(ISBLANK([.K11])));    &quot;,(itemType=&quot;&amp;[.I11]&amp;&quot;,stockpileType=&quot;&amp;[.J11]&amp;&quot;,maxStorage=&quot;&amp;[.K11]&amp;&quot;)&quot;    &amp;IF(AND(NOT(ISBLANK([.L11]));NOT(ISBLANK([.M11]));NOT(ISBLANK([.N11])));     &quot;,(itemType=&quot;&amp;[.L11]&amp;&quot;,stockpileType=&quot;&amp;[.M11]&amp;&quot;,maxStorage=&quot;&amp;[.N11]&amp;&quot;)&quot;     &amp;IF(AND(NOT(ISBLANK([.O11]));NOT(ISBLANK([.P11]));NOT(ISBLANK([.Q11])));      &quot;,(itemType=&quot;&amp;[.O11]&amp;&quot;,stockpileType=&quot;&amp;[.P11]&amp;&quot;,maxStorage=&quot;&amp;[.Q11]&amp;&quot;))&quot;      ;      &quot;)&quot;)     ;&quot;)&quot;)    ;&quot;)&quot;)   ;&quot;)&quot;)  ;&quot;&quot;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office:value-type="string">
            <text:p>Wheat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0" table:formula="of:= IF(AND(NOT(ISBLANK([.C12]));NOT(ISBLANK([.D12]));NOT(ISBLANK([.E12])));  &quot;((itemType=&quot;&amp;[.C12]&amp;&quot;,stockpileType=&quot;&amp;[.D12]&amp;&quot;,maxStorage=&quot;&amp;[.E12]&amp;&quot;)&quot;  &amp;IF(AND(NOT(ISBLANK([.F12]));NOT(ISBLANK([.G12]));NOT(ISBLANK([.H12])));   &quot;,(itemType=&quot;&amp;[.F12]&amp;&quot;,stockpileType=&quot;&amp;[.G12]&amp;&quot;,maxStorage=&quot;&amp;[.H12]&amp;&quot;)&quot;   &amp;IF(AND(NOT(ISBLANK([.I12]));NOT(ISBLANK([.J12]));NOT(ISBLANK([.K12])));    &quot;,(itemType=&quot;&amp;[.I12]&amp;&quot;,stockpileType=&quot;&amp;[.J12]&amp;&quot;,maxStorage=&quot;&amp;[.K12]&amp;&quot;)&quot;    &amp;IF(AND(NOT(ISBLANK([.L12]));NOT(ISBLANK([.M12]));NOT(ISBLANK([.N12])));     &quot;,(itemType=&quot;&amp;[.L12]&amp;&quot;,stockpileType=&quot;&amp;[.M12]&amp;&quot;,maxStorage=&quot;&amp;[.N12]&amp;&quot;)&quot;     &amp;IF(AND(NOT(ISBLANK([.O12]));NOT(ISBLANK([.P12]));NOT(ISBLANK([.Q12])));      &quot;,(itemType=&quot;&amp;[.O12]&amp;&quot;,stockpileType=&quot;&amp;[.P12]&amp;&quot;,maxStorage=&quot;&amp;[.Q12]&amp;&quot;))&quot;      ;      &quot;)&quot;)     ;&quot;)&quot;)    ;&quot;)&quot;)   ;&quot;)&quot;)  ;&quot;&quot;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office:value-type="string">
            <text:p>Gold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GoldCoins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Palace</text:p>
          </table:table-cell>
          <table:table-cell table:style-name="ce20" table:formula="of:= IF(AND(NOT(ISBLANK([.C13]));NOT(ISBLANK([.D13]));NOT(ISBLANK([.E13])));  &quot;((itemType=&quot;&amp;[.C13]&amp;&quot;,stockpileType=&quot;&amp;[.D13]&amp;&quot;,maxStorage=&quot;&amp;[.E13]&amp;&quot;)&quot;  &amp;IF(AND(NOT(ISBLANK([.F13]));NOT(ISBLANK([.G13]));NOT(ISBLANK([.H13])));   &quot;,(itemType=&quot;&amp;[.F13]&amp;&quot;,stockpileType=&quot;&amp;[.G13]&amp;&quot;,maxStorage=&quot;&amp;[.H13]&amp;&quot;)&quot;   &amp;IF(AND(NOT(ISBLANK([.I13]));NOT(ISBLANK([.J13]));NOT(ISBLANK([.K13])));    &quot;,(itemType=&quot;&amp;[.I13]&amp;&quot;,stockpileType=&quot;&amp;[.J13]&amp;&quot;,maxStorage=&quot;&amp;[.K13]&amp;&quot;)&quot;    &amp;IF(AND(NOT(ISBLANK([.L13]));NOT(ISBLANK([.M13]));NOT(ISBLANK([.N13])));     &quot;,(itemType=&quot;&amp;[.L13]&amp;&quot;,stockpileType=&quot;&amp;[.M13]&amp;&quot;,maxStorage=&quot;&amp;[.N13]&amp;&quot;)&quot;     &amp;IF(AND(NOT(ISBLANK([.O13]));NOT(ISBLANK([.P13]));NOT(ISBLANK([.Q13])));      &quot;,(itemType=&quot;&amp;[.O13]&amp;&quot;,stockpileType=&quot;&amp;[.P13]&amp;&quot;,maxStorage=&quot;&amp;[.Q13]&amp;&quot;))&quot;      ;      &quot;)&quot;)     ;&quot;)&quot;)    ;&quot;)&quot;)   ;&quot;)&quot;)  ;&quot;&quot;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office:value-type="string">
            <text:p>Handaxe</text:p>
          </table:table-cell>
          <table:table-cell office:value-type="string">
            <text:p>Educt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string">
            <text:p>Educt</text:p>
          </table:table-cell>
          <table:table-cell office:value-type="float" office:value="1000">
            <text:p>1000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0" table:formula="of:= IF(AND(NOT(ISBLANK([.C14]));NOT(ISBLANK([.D14]));NOT(ISBLANK([.E14])));  &quot;((itemType=&quot;&amp;[.C14]&amp;&quot;,stockpileType=&quot;&amp;[.D14]&amp;&quot;,maxStorage=&quot;&amp;[.E14]&amp;&quot;)&quot;  &amp;IF(AND(NOT(ISBLANK([.F14]));NOT(ISBLANK([.G14]));NOT(ISBLANK([.H14])));   &quot;,(itemType=&quot;&amp;[.F14]&amp;&quot;,stockpileType=&quot;&amp;[.G14]&amp;&quot;,maxStorage=&quot;&amp;[.H14]&amp;&quot;)&quot;   &amp;IF(AND(NOT(ISBLANK([.I14]));NOT(ISBLANK([.J14]));NOT(ISBLANK([.K14])));    &quot;,(itemType=&quot;&amp;[.I14]&amp;&quot;,stockpileType=&quot;&amp;[.J14]&amp;&quot;,maxStorage=&quot;&amp;[.K14]&amp;&quot;)&quot;    &amp;IF(AND(NOT(ISBLANK([.L14]));NOT(ISBLANK([.M14]));NOT(ISBLANK([.N14])));     &quot;,(itemType=&quot;&amp;[.L14]&amp;&quot;,stockpileType=&quot;&amp;[.M14]&amp;&quot;,maxStorage=&quot;&amp;[.N14]&amp;&quot;)&quot;     &amp;IF(AND(NOT(ISBLANK([.O14]));NOT(ISBLANK([.P14]));NOT(ISBLANK([.Q14])));      &quot;,(itemType=&quot;&amp;[.O14]&amp;&quot;,stockpileType=&quot;&amp;[.P14]&amp;&quot;,maxStorage=&quot;&amp;[.Q14]&amp;&quot;))&quot;      ;      &quot;)&quot;)     ;&quot;)&quot;)    ;&quot;)&quot;)   ;&quot;)&quot;)  ;&quot;&quot;)" office:value-type="string" office:string-value="((itemType=Stone,stockpileType=Product,maxStorage=7))">
            <text:p>((itemType=Stone,stockpileType=Product,maxStorage=7))</text:p>
          </table:table-cell>
          <table:table-cell office:value-type="string">
            <text:p>Stone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School</text:p>
          </table:table-cell>
          <table:table-cell table:style-name="ce20" table:formula="of:= IF(AND(NOT(ISBLANK([.C15]));NOT(ISBLANK([.D15]));NOT(ISBLANK([.E15])));  &quot;((itemType=&quot;&amp;[.C15]&amp;&quot;,stockpileType=&quot;&amp;[.D15]&amp;&quot;,maxStorage=&quot;&amp;[.E15]&amp;&quot;)&quot;  &amp;IF(AND(NOT(ISBLANK([.F15]));NOT(ISBLANK([.G15]));NOT(ISBLANK([.H15])));   &quot;,(itemType=&quot;&amp;[.F15]&amp;&quot;,stockpileType=&quot;&amp;[.G15]&amp;&quot;,maxStorage=&quot;&amp;[.H15]&amp;&quot;)&quot;   &amp;IF(AND(NOT(ISBLANK([.I15]));NOT(ISBLANK([.J15]));NOT(ISBLANK([.K15])));    &quot;,(itemType=&quot;&amp;[.I15]&amp;&quot;,stockpileType=&quot;&amp;[.J15]&amp;&quot;,maxStorage=&quot;&amp;[.K15]&amp;&quot;)&quot;    &amp;IF(AND(NOT(ISBLANK([.L15]));NOT(ISBLANK([.M15]));NOT(ISBLANK([.N15])));     &quot;,(itemType=&quot;&amp;[.L15]&amp;&quot;,stockpileType=&quot;&amp;[.M15]&amp;&quot;,maxStorage=&quot;&amp;[.N15]&amp;&quot;)&quot;     &amp;IF(AND(NOT(ISBLANK([.O15]));NOT(ISBLANK([.P15]));NOT(ISBLANK([.Q15])));      &quot;,(itemType=&quot;&amp;[.O15]&amp;&quot;,stockpileType=&quot;&amp;[.P15]&amp;&quot;,maxStorage=&quot;&amp;[.Q15]&amp;&quot;))&quot;      ;      &quot;)&quot;)     ;&quot;)&quot;)    ;&quot;)&quot;)   ;&quot;)&quot;)  ;&quot;&quot;)" office:value-type="string" office:string-value="((itemType=GoldCoins,stockpileType=Educt,maxStorage=5))">
            <text:p>((itemType=GoldCoins,stockpileType=Educt,maxStorage=5))</text:p>
          </table:table-cell>
          <table:table-cell office:value-type="string">
            <text:p>GoldCoins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Weapons Workshop</text:p>
          </table:table-cell>
          <table:table-cell table:style-name="ce20" table:formula="of:= IF(AND(NOT(ISBLANK([.C16]));NOT(ISBLANK([.D16]));NOT(ISBLANK([.E16])));  &quot;((itemType=&quot;&amp;[.C16]&amp;&quot;,stockpileType=&quot;&amp;[.D16]&amp;&quot;,maxStorage=&quot;&amp;[.E16]&amp;&quot;)&quot;  &amp;IF(AND(NOT(ISBLANK([.F16]));NOT(ISBLANK([.G16]));NOT(ISBLANK([.H16])));   &quot;,(itemType=&quot;&amp;[.F16]&amp;&quot;,stockpileType=&quot;&amp;[.G16]&amp;&quot;,maxStorage=&quot;&amp;[.H16]&amp;&quot;)&quot;   &amp;IF(AND(NOT(ISBLANK([.I16]));NOT(ISBLANK([.J16]));NOT(ISBLANK([.K16])));    &quot;,(itemType=&quot;&amp;[.I16]&amp;&quot;,stockpileType=&quot;&amp;[.J16]&amp;&quot;,maxStorage=&quot;&amp;[.K16]&amp;&quot;)&quot;    &amp;IF(AND(NOT(ISBLANK([.L16]));NOT(ISBLANK([.M16]));NOT(ISBLANK([.N16])));     &quot;,(itemType=&quot;&amp;[.L16]&amp;&quot;,stockpileType=&quot;&amp;[.M16]&amp;&quot;,maxStorage=&quot;&amp;[.N16]&amp;&quot;)&quot;     &amp;IF(AND(NOT(ISBLANK([.O16]));NOT(ISBLANK([.P16]));NOT(ISBLANK([.Q16])));      &quot;,(itemType=&quot;&amp;[.O16]&amp;&quot;,stockpileType=&quot;&amp;[.P16]&amp;&quot;,maxStorage=&quot;&amp;[.Q16]&amp;&quot;))&quot;      ;      &quot;)&quot;)     ;&quot;)&quot;)    ;&quot;)&quot;)   ;&quot;)&quot;)  ;&quot;&quot;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office:value-type="string">
            <text:p>Lumber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HandAxe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arehouse</text:p>
          </table:table-cell>
          <table:table-cell table:style-name="ce6" office:value-type="string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number-columns-repeated="19"/>
        </table:table-row>
        <table:table-row table:style-name="ro1" table:number-rows-repeated="116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RecipeList" table:style-name="ta1" table:print="false">
        <table:table-column table:style-name="co7" table:default-cell-style-name="Default"/>
        <table:table-column table:style-name="co8" table:default-cell-style-name="ce22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Sawmill</text:p>
          </table:table-cell>
          <table:table-cell table:style-name="ce27" table:formula="of:=IF(NOT(ISBLANK([.$C2]));  &quot;(&quot;  &amp;INDIRECT(ADDRESS(   MATCH([.$C2];[CraftingRecipes.$A$1:.$A$500];0);   MATCH(&quot;Recipe&quot;;[CraftingRecipes.$A$1:.$H$1];0);   1;1;&quot;CraftingRecipes&quot;  ))  &amp;IF(NOT(ISBLANK([.$D2]));   &quot;,&quot;   &amp;INDIRECT(ADDRESS(    MATCH([.$D2];[CraftingRecipes.$A$1:.$A$500];0);    MATCH(&quot;Recipe&quot;;[CraftingRecipes.$A$1:.$H$1];0);    1;1;&quot;CraftingRecipes&quot;   ))   &amp;IF(NOT(ISBLANK([.$E2]));    &quot;,&quot;    &amp;INDIRECT(ADDRESS(     MATCH([.$E2];[CraftingRecipes.$A$1:.$A$500];0);     MATCH(&quot;Recipe&quot;;[CraftingRecipes.$A$1:.$H$1];0);     1;1;&quot;CraftingRecipes&quot;    ))    &amp;IF(NOT(ISBLANK([.$F2]));     &quot;,&quot;     &amp;INDIRECT(ADDRESS(      MATCH([.$F2];[CraftingRecipes.$A$1:.$A$500];0);      MATCH(&quot;Recipe&quot;;[CraftingRecipes.$A$1:.$H$1];0);      1;1;&quot;CraftingRecipes&quot;     ))     &amp;IF(NOT(ISBLANK([.$G2]));      &quot;,&quot;      &amp;INDIRECT(ADDRESS(       MATCH([.$G2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office:value-type="string">
            <text:p>Lumbe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4">
          <table:table-cell office:value-type="string">
            <text:p>Bakery</text:p>
          </table:table-cell>
          <table:table-cell table:style-name="ce27" table:formula="of:=IF(NOT(ISBLANK([.$C3]));  &quot;(&quot;  &amp;INDIRECT(ADDRESS(   MATCH([.$C3];[CraftingRecipes.$A$1:.$A$500];0);   MATCH(&quot;Recipe&quot;;[CraftingRecipes.$A$1:.$H$1];0);   1;1;&quot;CraftingRecipes&quot;  ))  &amp;IF(NOT(ISBLANK([.$D3]));   &quot;,&quot;   &amp;INDIRECT(ADDRESS(    MATCH([.$D3];[CraftingRecipes.$A$1:.$A$500];0);    MATCH(&quot;Recipe&quot;;[CraftingRecipes.$A$1:.$H$1];0);    1;1;&quot;CraftingRecipes&quot;   ))   &amp;IF(NOT(ISBLANK([.$E3]));    &quot;,&quot;    &amp;INDIRECT(ADDRESS(     MATCH([.$E3];[CraftingRecipes.$A$1:.$A$500];0);     MATCH(&quot;Recipe&quot;;[CraftingRecipes.$A$1:.$H$1];0);     1;1;&quot;CraftingRecipes&quot;    ))    &amp;IF(NOT(ISBLANK([.$F3]));     &quot;,&quot;     &amp;INDIRECT(ADDRESS(      MATCH([.$F3];[CraftingRecipes.$A$1:.$A$500];0);      MATCH(&quot;Recipe&quot;;[CraftingRecipes.$A$1:.$H$1];0);      1;1;&quot;CraftingRecipes&quot;     ))     &amp;IF(NOT(ISBLANK([.$G3]));      &quot;,&quot;      &amp;INDIRECT(ADDRESS(       MATCH([.$G3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office:value-type="string">
            <text:p>Bread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3">
          <table:table-cell office:value-type="string">
            <text:p>Iron Smeltery</text:p>
          </table:table-cell>
          <table:table-cell table:style-name="ce27" table:formula="of:=IF(NOT(ISBLANK([.$C4]));  &quot;(&quot;  &amp;INDIRECT(ADDRESS(   MATCH([.$C4];[CraftingRecipes.$A$1:.$A$500];0);   MATCH(&quot;Recipe&quot;;[CraftingRecipes.$A$1:.$H$1];0);   1;1;&quot;CraftingRecipes&quot;  ))  &amp;IF(NOT(ISBLANK([.$D4]));   &quot;,&quot;   &amp;INDIRECT(ADDRESS(    MATCH([.$D4];[CraftingRecipes.$A$1:.$A$500];0);    MATCH(&quot;Recipe&quot;;[CraftingRecipes.$A$1:.$H$1];0);    1;1;&quot;CraftingRecipes&quot;   ))   &amp;IF(NOT(ISBLANK([.$E4]));    &quot;,&quot;    &amp;INDIRECT(ADDRESS(     MATCH([.$E4];[CraftingRecipes.$A$1:.$A$500];0);     MATCH(&quot;Recipe&quot;;[CraftingRecipes.$A$1:.$H$1];0);     1;1;&quot;CraftingRecipes&quot;    ))    &amp;IF(NOT(ISBLANK([.$F4]));     &quot;,&quot;     &amp;INDIRECT(ADDRESS(      MATCH([.$F4];[CraftingRecipes.$A$1:.$A$500];0);      MATCH(&quot;Recipe&quot;;[CraftingRecipes.$A$1:.$H$1];0);      1;1;&quot;CraftingRecipes&quot;     ))     &amp;IF(NOT(ISBLANK([.$G4]));      &quot;,&quot;      &amp;INDIRECT(ADDRESS(       MATCH([.$G4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office:value-type="string">
            <text:p>Iron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7" table:formula="of:=IF(NOT(ISBLANK([.$C5]));  &quot;(&quot;  &amp;INDIRECT(ADDRESS(   MATCH([.$C5];[CraftingRecipes.$A$1:.$A$500];0);   MATCH(&quot;Recipe&quot;;[CraftingRecipes.$A$1:.$H$1];0);   1;1;&quot;CraftingRecipes&quot;  ))  &amp;IF(NOT(ISBLANK([.$D5]));   &quot;,&quot;   &amp;INDIRECT(ADDRESS(    MATCH([.$D5];[CraftingRecipes.$A$1:.$A$500];0);    MATCH(&quot;Recipe&quot;;[CraftingRecipes.$A$1:.$H$1];0);    1;1;&quot;CraftingRecipes&quot;   ))   &amp;IF(NOT(ISBLANK([.$E5]));    &quot;,&quot;    &amp;INDIRECT(ADDRESS(     MATCH([.$E5];[CraftingRecipes.$A$1:.$A$500];0);     MATCH(&quot;Recipe&quot;;[CraftingRecipes.$A$1:.$H$1];0);     1;1;&quot;CraftingRecipes&quot;    ))    &amp;IF(NOT(ISBLANK([.$F5]));     &quot;,&quot;     &amp;INDIRECT(ADDRESS(      MATCH([.$F5];[CraftingRecipes.$A$1:.$A$500];0);      MATCH(&quot;Recipe&quot;;[CraftingRecipes.$A$1:.$H$1];0);      1;1;&quot;CraftingRecipes&quot;     ))     &amp;IF(NOT(ISBLANK([.$G5]));      &quot;,&quot;      &amp;INDIRECT(ADDRESS(       MATCH([.$G5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office:value-type="string">
            <text:p>Flou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7" table:formula="of:=IF(NOT(ISBLANK([.$C6]));  &quot;(&quot;  &amp;INDIRECT(ADDRESS(   MATCH([.$C6];[CraftingRecipes.$A$1:.$A$500];0);   MATCH(&quot;Recipe&quot;;[CraftingRecipes.$A$1:.$H$1];0);   1;1;&quot;CraftingRecipes&quot;  ))  &amp;IF(NOT(ISBLANK([.$D6]));   &quot;,&quot;   &amp;INDIRECT(ADDRESS(    MATCH([.$D6];[CraftingRecipes.$A$1:.$A$500];0);    MATCH(&quot;Recipe&quot;;[CraftingRecipes.$A$1:.$H$1];0);    1;1;&quot;CraftingRecipes&quot;   ))   &amp;IF(NOT(ISBLANK([.$E6]));    &quot;,&quot;    &amp;INDIRECT(ADDRESS(     MATCH([.$E6];[CraftingRecipes.$A$1:.$A$500];0);     MATCH(&quot;Recipe&quot;;[CraftingRecipes.$A$1:.$H$1];0);     1;1;&quot;CraftingRecipes&quot;    ))    &amp;IF(NOT(ISBLANK([.$F6]));     &quot;,&quot;     &amp;INDIRECT(ADDRESS(      MATCH([.$F6];[CraftingRecipes.$A$1:.$A$500];0);      MATCH(&quot;Recipe&quot;;[CraftingRecipes.$A$1:.$H$1];0);      1;1;&quot;CraftingRecipes&quot;     ))     &amp;IF(NOT(ISBLANK([.$G6]));      &quot;,&quot;      &amp;INDIRECT(ADDRESS(       MATCH([.$G6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office:value-type="string">
            <text:p>GoldCoins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2" office:value-type="string">
            <text:p>Weapons Workshop</text:p>
          </table:table-cell>
          <table:table-cell table:style-name="ce27" table:formula="of:=IF(NOT(ISBLANK([.$C7]));  &quot;(&quot;  &amp;INDIRECT(ADDRESS(   MATCH([.$C7];[CraftingRecipes.$A$1:.$A$500];0);   MATCH(&quot;Recipe&quot;;[CraftingRecipes.$A$1:.$H$1];0);   1;1;&quot;CraftingRecipes&quot;  ))  &amp;IF(NOT(ISBLANK([.$D7]));   &quot;,&quot;   &amp;INDIRECT(ADDRESS(    MATCH([.$D7];[CraftingRecipes.$A$1:.$A$500];0);    MATCH(&quot;Recipe&quot;;[CraftingRecipes.$A$1:.$H$1];0);    1;1;&quot;CraftingRecipes&quot;   ))   &amp;IF(NOT(ISBLANK([.$E7]));    &quot;,&quot;    &amp;INDIRECT(ADDRESS(     MATCH([.$E7];[CraftingRecipes.$A$1:.$A$500];0);     MATCH(&quot;Recipe&quot;;[CraftingRecipes.$A$1:.$H$1];0);     1;1;&quot;CraftingRecipes&quot;    ))    &amp;IF(NOT(ISBLANK([.$F7]));     &quot;,&quot;     &amp;INDIRECT(ADDRESS(      MATCH([.$F7];[CraftingRecipes.$A$1:.$A$500];0);      MATCH(&quot;Recipe&quot;;[CraftingRecipes.$A$1:.$H$1];0);      1;1;&quot;CraftingRecipes&quot;     ))     &amp;IF(NOT(ISBLANK([.$G7]));      &quot;,&quot;      &amp;INDIRECT(ADDRESS(       MATCH([.$G7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office:value-type="string">
            <text:p>HandAx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119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raftingRecipes" table:style-name="ta1" table:print="false">
        <table:table-column table:style-name="co7" table:default-cell-style-name="Default"/>
        <table:table-column table:style-name="co8" table:default-cell-style-name="ce22"/>
        <table:table-column table:style-name="co9" table:default-cell-style-name="ce32"/>
        <table:table-column table:style-name="co10" table:default-cell-style-name="ce24"/>
        <table:table-column table:style-name="co11" table:default-cell-style-name="ce26"/>
        <table:table-column table:style-name="co9" table:default-cell-style-name="ce24"/>
        <table:table-column table:style-name="co10" table:default-cell-style-name="ce26"/>
        <table:table-column table:style-name="co11" table:default-cell-style-name="ce24"/>
        <table:table-column table:style-name="co14" table:default-cell-style-name="ce26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29" office:value-type="string">
            <text:p>Duration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Lumber</text:p>
          </table:table-cell>
          <table:table-cell table:style-name="ce27" table:formula="of:=IF(AND(NOT(ISBLANK([.C2]));NOT(ISBLANK([.D2]));NOT(ISBLANK([.E2]));NOT(ISBLANK([.J2]));NOT(ISBLANK([.K2])));  &quot;(e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roducts=((itemType=&quot;&amp;[.J2]&amp;&quot;,amount=&quot;&amp;[.K2]&amp;&quot;)&quot;  &amp;IF(AND(NOT(ISBLANK([.L2]));NOT(ISBLANK([.M2])));   &quot;,(itemType=&quot;&amp;[.L2]&amp;&quot;,amount=&quot;&amp;[.M2]&amp;&quot;)&quot;   &amp;IF(AND(NOT(ISBLANK([.N2]));NOT(ISBLANK([.O2])));    &quot;,(itemType=&quot;&amp;[.N2]&amp;&quot;,amount=&quot;&amp;[.O2]&amp;&quot;))&quot;;    &quot;)&quot;)   ;&quot;)&quot;)  &amp;&quot;,craftDuration=&quot;&amp;[.C2]&amp;&quot;)&quot;  ;&quot;&quot;)" office:value-type="string" office:string-value="(educts=((itemType=Log,amount=1)),products=((itemType=Lumber,amount=2)),craftDuration=3)">
            <text:p>(educts=((itemType=Log,amount=1)),products=((itemType=Lumber,amount=2)),craftDuration=3)</text:p>
          </table:table-cell>
          <table:table-cell office:value-type="float" office:value="3">
            <text:p>3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4">
          <table:table-cell office:value-type="string">
            <text:p>Bread</text:p>
          </table:table-cell>
          <table:table-cell table:style-name="ce27" table:formula="of:=IF(AND(NOT(ISBLANK([.C3]));NOT(ISBLANK([.D3]));NOT(ISBLANK([.E3]));NOT(ISBLANK([.J3]));NOT(ISBLANK([.K3])));  &quot;(e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roducts=((itemType=&quot;&amp;[.J3]&amp;&quot;,amount=&quot;&amp;[.K3]&amp;&quot;)&quot;  &amp;IF(AND(NOT(ISBLANK([.L3]));NOT(ISBLANK([.M3])));   &quot;,(itemType=&quot;&amp;[.L3]&amp;&quot;,amount=&quot;&amp;[.M3]&amp;&quot;)&quot;   &amp;IF(AND(NOT(ISBLANK([.N3]));NOT(ISBLANK([.O3])));    &quot;,(itemType=&quot;&amp;[.N3]&amp;&quot;,amount=&quot;&amp;[.O3]&amp;&quot;))&quot;;    &quot;)&quot;)   ;&quot;)&quot;)  &amp;&quot;,craftDuration=&quot;&amp;[.C3]&amp;&quot;)&quot;  ;&quot;&quot;)" office:value-type="string" office:string-value="(educts=((itemType=Flour,amount=1)),products=((itemType=Bread,amount=1)),craftDuration=5)">
            <text:p>(educts=((itemType=Flour,amount=1)),products=((itemType=Bread,amount=1)),craftDuration=5)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Bread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5">
          <table:table-cell table:style-name="ce25" office:value-type="string">
            <text:p>Iron</text:p>
          </table:table-cell>
          <table:table-cell table:style-name="ce27" table:formula="of:=IF(AND(NOT(ISBLANK([.C4]));NOT(ISBLANK([.D4]));NOT(ISBLANK([.E4]));NOT(ISBLANK([.J4]));NOT(ISBLANK([.K4])));  &quot;(e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roducts=((itemType=&quot;&amp;[.J4]&amp;&quot;,amount=&quot;&amp;[.K4]&amp;&quot;)&quot;  &amp;IF(AND(NOT(ISBLANK([.L4]));NOT(ISBLANK([.M4])));   &quot;,(itemType=&quot;&amp;[.L4]&amp;&quot;,amount=&quot;&amp;[.M4]&amp;&quot;)&quot;   &amp;IF(AND(NOT(ISBLANK([.N4]));NOT(ISBLANK([.O4])));    &quot;,(itemType=&quot;&amp;[.N4]&amp;&quot;,amount=&quot;&amp;[.O4]&amp;&quot;))&quot;;    &quot;)&quot;)   ;&quot;)&quot;)  &amp;&quot;,craftDuration=&quot;&amp;[.C4]&amp;&quot;)&quot;  ;&quot;&quot;)" office:value-type="string" office:string-value="(educts=((itemType=IronOre,amount=1),(itemType=Coal,amount=1)),products=((itemType=Iron,amount=1)),craftDuration=8)">
            <text:p>(educts=((itemType=IronOre,amount=1),(itemType=Coal,amount=1)),products=((itemType=Iron,amount=1)),craftDuration=8)</text:p>
          </table:table-cell>
          <table:table-cell office:value-type="float" office:value="8">
            <text:p>8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ron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6">
          <table:table-cell table:style-name="ce25" office:value-type="string">
            <text:p>Flour</text:p>
          </table:table-cell>
          <table:table-cell table:style-name="ce27" table:formula="of:=IF(AND(NOT(ISBLANK([.C5]));NOT(ISBLANK([.D5]));NOT(ISBLANK([.E5]));NOT(ISBLANK([.J5]));NOT(ISBLANK([.K5])));  &quot;(e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roducts=((itemType=&quot;&amp;[.J5]&amp;&quot;,amount=&quot;&amp;[.K5]&amp;&quot;)&quot;  &amp;IF(AND(NOT(ISBLANK([.L5]));NOT(ISBLANK([.M5])));   &quot;,(itemType=&quot;&amp;[.L5]&amp;&quot;,amount=&quot;&amp;[.M5]&amp;&quot;)&quot;   &amp;IF(AND(NOT(ISBLANK([.N5]));NOT(ISBLANK([.O5])));    &quot;,(itemType=&quot;&amp;[.N5]&amp;&quot;,amount=&quot;&amp;[.O5]&amp;&quot;))&quot;;    &quot;)&quot;)   ;&quot;)&quot;)  &amp;&quot;,craftDuration=&quot;&amp;[.C5]&amp;&quot;)&quot;  ;&quot;&quot;)" office:value-type="string" office:string-value="(educts=((itemType=Wheat,amount=1)),products=((itemType=Flour,amount=1)),craftDuration=6)">
            <text:p>(educts=((itemType=Wheat,amount=1)),products=((itemType=Flour,amount=1)),craftDuration=6)</text:p>
          </table:table-cell>
          <table:table-cell office:value-type="float" office:value="6">
            <text:p>6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GoldCoins</text:p>
          </table:table-cell>
          <table:table-cell table:style-name="ce27" table:formula="of:=IF(AND(NOT(ISBLANK([.C6]));NOT(ISBLANK([.D6]));NOT(ISBLANK([.E6]));NOT(ISBLANK([.J6]));NOT(ISBLANK([.K6])));  &quot;(e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roducts=((itemType=&quot;&amp;[.J6]&amp;&quot;,amount=&quot;&amp;[.K6]&amp;&quot;)&quot;  &amp;IF(AND(NOT(ISBLANK([.L6]));NOT(ISBLANK([.M6])));   &quot;,(itemType=&quot;&amp;[.L6]&amp;&quot;,amount=&quot;&amp;[.M6]&amp;&quot;)&quot;   &amp;IF(AND(NOT(ISBLANK([.N6]));NOT(ISBLANK([.O6])));    &quot;,(itemType=&quot;&amp;[.N6]&amp;&quot;,amount=&quot;&amp;[.O6]&amp;&quot;))&quot;;    &quot;)&quot;)   ;&quot;)&quot;)  &amp;&quot;,craftDuration=&quot;&amp;[.C6]&amp;&quot;)&quot;  ;&quot;&quot;)" office:value-type="string" office:string-value="(educts=((itemType=GoldOre,amount=1),(itemType=Coal,amount=1)),products=((itemType=GoldCoins,amount=1)),craftDuration=8)">
            <text:p>(educts=((itemType=GoldOre,amount=1),(itemType=Coal,amount=1)),products=((itemType=GoldCoins,amount=1)),craftDuration=8)</text:p>
          </table:table-cell>
          <table:table-cell office:value-type="float" office:value="8">
            <text:p>8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oldCoins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HandAxe</text:p>
          </table:table-cell>
          <table:table-cell table:style-name="ce27" table:formula="of:=IF(AND(NOT(ISBLANK([.C7]));NOT(ISBLANK([.D7]));NOT(ISBLANK([.E7]));NOT(ISBLANK([.J7]));NOT(ISBLANK([.K7])));  &quot;(e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roducts=((itemType=&quot;&amp;[.J7]&amp;&quot;,amount=&quot;&amp;[.K7]&amp;&quot;)&quot;  &amp;IF(AND(NOT(ISBLANK([.L7]));NOT(ISBLANK([.M7])));   &quot;,(itemType=&quot;&amp;[.L7]&amp;&quot;,amount=&quot;&amp;[.M7]&amp;&quot;)&quot;   &amp;IF(AND(NOT(ISBLANK([.N7]));NOT(ISBLANK([.O7])));    &quot;,(itemType=&quot;&amp;[.N7]&amp;&quot;,amount=&quot;&amp;[.O7]&amp;&quot;))&quot;;    &quot;)&quot;)   ;&quot;)&quot;)  &amp;&quot;,craftDuration=&quot;&amp;[.C7]&amp;&quot;)&quot;  ;&quot;&quot;)" office:value-type="string" office:string-value="(educts=((itemType=Lumber,amount=2)),products=((itemType=HandAxe,amount=1)),craftDuration=7)">
            <text:p>(educts=((itemType=Lumber,amount=2)),products=((itemType=HandAxe,amount=1)),craftDuration=7)</text:p>
          </table:table-cell>
          <table:table-cell office:value-type="float" office:value="7">
            <text:p>7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HandAxe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6">
          <table:table-cell/>
          <table:table-cell table:style-name="ce28"/>
          <table:table-cell table:number-columns-repeated="19"/>
        </table:table-row>
        <table:table-row table:style-name="ro1" table:number-rows-repeated="103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3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number-columns-repeated="12"/>
        </table:table-row>
      </table:table>
      <table:table table:name="HarvestRecipeList" table:style-name="ta1" table:print="false">
        <table:table-column table:style-name="co7" table:default-cell-style-name="Default"/>
        <table:table-column table:style-name="co8" table:default-cell-style-name="ce22"/>
        <table:table-column table:style-name="co17" table:default-cell-style-name="ce29"/>
        <table:table-column table:style-name="co10" table:default-cell-style-name="ce29"/>
        <table:table-column table:style-name="co11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Coalmine</text:p>
          </table:table-cell>
          <table:table-cell table:style-name="ce27" table:formula="of:=IF(NOT(ISBLANK([.$C2]));  &quot;(&quot;  &amp;INDIRECT(ADDRESS(   MATCH([.$C2];[HarvestRecipes.$A$1:.$A$500];0);   MATCH(&quot;Recipe&quot;;[HarvestRecipes.$A$1:.$H$1];0);   1;1;&quot;HarvestRecipes&quot;  ))  &amp;IF(NOT(ISBLANK([.$D2]));   &quot;,&quot;   &amp;INDIRECT(ADDRESS(    MATCH([.$D2];[HarvestRecipes.$A$1:.$A$500];0);    MATCH(&quot;Recipe&quot;;[HarvestRecipes.$A$1:.$H$1];0);    1;1;&quot;HarvestRecipes&quot;   ))   &amp;IF(NOT(ISBLANK([.$E2]));    &quot;,&quot;    &amp;INDIRECT(ADDRESS(     MATCH([.$E2];[HarvestRecipes.$A$1:.$A$500];0);     MATCH(&quot;Recipe&quot;;[HarvestRecipes.$A$1:.$H$1];0);     1;1;&quot;HarvestRecipes&quot;    ))    &amp;IF(NOT(ISBLANK([.$F2]));     &quot;,&quot;     &amp;INDIRECT(ADDRESS(      MATCH([.$F2];[HarvestRecipes.$A$1:.$A$500];0);      MATCH(&quot;Recipe&quot;;[HarvestRecipes.$A$1:.$H$1];0);      1;1;&quot;HarvestRecipes&quot;     ))     &amp;IF(NOT(ISBLANK([.$G2]));      &quot;,&quot;      &amp;INDIRECT(ADDRESS(       MATCH([.$G2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Coal,amount=1)),polishDuration=3))">
            <text:p>((products=((itemType=Coal,amount=1)),polishDuration=3))</text:p>
          </table:table-cell>
          <table:table-cell table:style-name="Default" office:value-type="string">
            <text:p>MineCoal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>
            <text:p>Farm</text:p>
          </table:table-cell>
          <table:table-cell table:style-name="ce27" table:formula="of:=IF(NOT(ISBLANK([.$C3]));  &quot;(&quot;  &amp;INDIRECT(ADDRESS(   MATCH([.$C3];[HarvestRecipes.$A$1:.$A$500];0);   MATCH(&quot;Recipe&quot;;[HarvestRecipes.$A$1:.$H$1];0);   1;1;&quot;HarvestRecipes&quot;  ))  &amp;IF(NOT(ISBLANK([.$D3]));   &quot;,&quot;   &amp;INDIRECT(ADDRESS(    MATCH([.$D3];[HarvestRecipes.$A$1:.$A$500];0);    MATCH(&quot;Recipe&quot;;[HarvestRecipes.$A$1:.$H$1];0);    1;1;&quot;HarvestRecipes&quot;   ))   &amp;IF(NOT(ISBLANK([.$E3]));    &quot;,&quot;    &amp;INDIRECT(ADDRESS(     MATCH([.$E3];[HarvestRecipes.$A$1:.$A$500];0);     MATCH(&quot;Recipe&quot;;[HarvestRecipes.$A$1:.$H$1];0);     1;1;&quot;HarvestRecipes&quot;    ))    &amp;IF(NOT(ISBLANK([.$F3]));     &quot;,&quot;     &amp;INDIRECT(ADDRESS(      MATCH([.$F3];[HarvestRecipes.$A$1:.$A$500];0);      MATCH(&quot;Recipe&quot;;[HarvestRecipes.$A$1:.$H$1];0);      1;1;&quot;HarvestRecipes&quot;     ))     &amp;IF(NOT(ISBLANK([.$G3]));      &quot;,&quot;      &amp;INDIRECT(ADDRESS(       MATCH([.$G3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Wheat,amount=1)),polishDuration=3))">
            <text:p>((products=((itemType=Wheat,amount=1)),polishDuration=3))</text:p>
          </table:table-cell>
          <table:table-cell table:style-name="Default" office:value-type="string">
            <text:p>FarmWheat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8">
          <table:table-cell office:value-type="string">
            <text:p>Goldmine</text:p>
          </table:table-cell>
          <table:table-cell table:style-name="ce27" table:formula="of:=IF(NOT(ISBLANK([.$C4]));  &quot;(&quot;  &amp;INDIRECT(ADDRESS(   MATCH([.$C4];[HarvestRecipes.$A$1:.$A$500];0);   MATCH(&quot;Recipe&quot;;[HarvestRecipes.$A$1:.$H$1];0);   1;1;&quot;HarvestRecipes&quot;  ))  &amp;IF(NOT(ISBLANK([.$D4]));   &quot;,&quot;   &amp;INDIRECT(ADDRESS(    MATCH([.$D4];[HarvestRecipes.$A$1:.$A$500];0);    MATCH(&quot;Recipe&quot;;[HarvestRecipes.$A$1:.$H$1];0);    1;1;&quot;HarvestRecipes&quot;   ))   &amp;IF(NOT(ISBLANK([.$E4]));    &quot;,&quot;    &amp;INDIRECT(ADDRESS(     MATCH([.$E4];[HarvestRecipes.$A$1:.$A$500];0);     MATCH(&quot;Recipe&quot;;[HarvestRecipes.$A$1:.$H$1];0);     1;1;&quot;HarvestRecipes&quot;    ))    &amp;IF(NOT(ISBLANK([.$F4]));     &quot;,&quot;     &amp;INDIRECT(ADDRESS(      MATCH([.$F4];[HarvestRecipes.$A$1:.$A$500];0);      MATCH(&quot;Recipe&quot;;[HarvestRecipes.$A$1:.$H$1];0);      1;1;&quot;HarvestRecipes&quot;     ))     &amp;IF(NOT(ISBLANK([.$G4]));      &quot;,&quot;      &amp;INDIRECT(ADDRESS(       MATCH([.$G4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GoldOre,amount=1)),polishDuration=2))">
            <text:p>((products=((itemType=GoldOre,amount=1)),polishDuration=2))</text:p>
          </table:table-cell>
          <table:table-cell office:value-type="string">
            <text:p>MineGold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7" table:formula="of:=IF(NOT(ISBLANK([.$C5]));  &quot;(&quot;  &amp;INDIRECT(ADDRESS(   MATCH([.$C5];[HarvestRecipes.$A$1:.$A$500];0);   MATCH(&quot;Recipe&quot;;[HarvestRecipes.$A$1:.$H$1];0);   1;1;&quot;HarvestRecipes&quot;  ))  &amp;IF(NOT(ISBLANK([.$D5]));   &quot;,&quot;   &amp;INDIRECT(ADDRESS(    MATCH([.$D5];[HarvestRecipes.$A$1:.$A$500];0);    MATCH(&quot;Recipe&quot;;[HarvestRecipes.$A$1:.$H$1];0);    1;1;&quot;HarvestRecipes&quot;   ))   &amp;IF(NOT(ISBLANK([.$E5]));    &quot;,&quot;    &amp;INDIRECT(ADDRESS(     MATCH([.$E5];[HarvestRecipes.$A$1:.$A$500];0);     MATCH(&quot;Recipe&quot;;[HarvestRecipes.$A$1:.$H$1];0);     1;1;&quot;HarvestRecipes&quot;    ))    &amp;IF(NOT(ISBLANK([.$F5]));     &quot;,&quot;     &amp;INDIRECT(ADDRESS(      MATCH([.$F5];[HarvestRecipes.$A$1:.$A$500];0);      MATCH(&quot;Recipe&quot;;[HarvestRecipes.$A$1:.$H$1];0);      1;1;&quot;HarvestRecipes&quot;     ))     &amp;IF(NOT(ISBLANK([.$G5]));      &quot;,&quot;      &amp;INDIRECT(ADDRESS(       MATCH([.$G5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IronOre,amount=1)),polishDuration=2))">
            <text:p>((products=((itemType=IronOre,amount=1)),polishDuration=2))</text:p>
          </table:table-cell>
          <table:table-cell office:value-type="string">
            <text:p>MineIron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7" table:formula="of:=IF(NOT(ISBLANK([.$C6]));  &quot;(&quot;  &amp;INDIRECT(ADDRESS(   MATCH([.$C6];[HarvestRecipes.$A$1:.$A$500];0);   MATCH(&quot;Recipe&quot;;[HarvestRecipes.$A$1:.$H$1];0);   1;1;&quot;HarvestRecipes&quot;  ))  &amp;IF(NOT(ISBLANK([.$D6]));   &quot;,&quot;   &amp;INDIRECT(ADDRESS(    MATCH([.$D6];[HarvestRecipes.$A$1:.$A$500];0);    MATCH(&quot;Recipe&quot;;[HarvestRecipes.$A$1:.$H$1];0);    1;1;&quot;HarvestRecipes&quot;   ))   &amp;IF(NOT(ISBLANK([.$E6]));    &quot;,&quot;    &amp;INDIRECT(ADDRESS(     MATCH([.$E6];[HarvestRecipes.$A$1:.$A$500];0);     MATCH(&quot;Recipe&quot;;[HarvestRecipes.$A$1:.$H$1];0);     1;1;&quot;HarvestRecipes&quot;    ))    &amp;IF(NOT(ISBLANK([.$F6]));     &quot;,&quot;     &amp;INDIRECT(ADDRESS(      MATCH([.$F6];[HarvestRecipes.$A$1:.$A$500];0);      MATCH(&quot;Recipe&quot;;[HarvestRecipes.$A$1:.$H$1];0);      1;1;&quot;HarvestRecipes&quot;     ))     &amp;IF(NOT(ISBLANK([.$G6]));      &quot;,&quot;      &amp;INDIRECT(ADDRESS(       MATCH([.$G6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Stone,amount=2)),polishDuration=6))">
            <text:p>((products=((itemType=Stone,amount=2)),polishDuration=6))</text:p>
          </table:table-cell>
          <table:table-cell office:value-type="string">
            <text:p>QuarrySton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Woodcutter's</text:p>
          </table:table-cell>
          <table:table-cell table:style-name="ce27" table:formula="of:=IF(NOT(ISBLANK([.$C7]));  &quot;(&quot;  &amp;INDIRECT(ADDRESS(   MATCH([.$C7];[HarvestRecipes.$A$1:.$A$500];0);   MATCH(&quot;Recipe&quot;;[HarvestRecipes.$A$1:.$H$1];0);   1;1;&quot;HarvestRecipes&quot;  ))  &amp;IF(NOT(ISBLANK([.$D7]));   &quot;,&quot;   &amp;INDIRECT(ADDRESS(    MATCH([.$D7];[HarvestRecipes.$A$1:.$A$500];0);    MATCH(&quot;Recipe&quot;;[HarvestRecipes.$A$1:.$H$1];0);    1;1;&quot;HarvestRecipes&quot;   ))   &amp;IF(NOT(ISBLANK([.$E7]));    &quot;,&quot;    &amp;INDIRECT(ADDRESS(     MATCH([.$E7];[HarvestRecipes.$A$1:.$A$500];0);     MATCH(&quot;Recipe&quot;;[HarvestRecipes.$A$1:.$H$1];0);     1;1;&quot;HarvestRecipes&quot;    ))    &amp;IF(NOT(ISBLANK([.$F7]));     &quot;,&quot;     &amp;INDIRECT(ADDRESS(      MATCH([.$F7];[HarvestRecipes.$A$1:.$A$500];0);      MATCH(&quot;Recipe&quot;;[HarvestRecipes.$A$1:.$H$1];0);      1;1;&quot;HarvestRecipes&quot;     ))     &amp;IF(NOT(ISBLANK([.$G7]));      &quot;,&quot;      &amp;INDIRECT(ADDRESS(       MATCH([.$G7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Log,amount=1)),polishDuration=4))">
            <text:p>((products=((itemType=Log,amount=1)),polishDuration=4))</text:p>
          </table:table-cell>
          <table:table-cell table:style-name="Default" office:value-type="string">
            <text:p>WoodcuttersLog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8]));  &quot;(&quot;  &amp;INDIRECT(ADDRESS(   MATCH([.$C8];[HarvestRecipes.$A$1:.$A$500];0);   MATCH(&quot;Recipe&quot;;[HarvestRecipes.$A$1:.$H$1];0);   1;1;&quot;HarvestRecipes&quot;  ))  &amp;IF(NOT(ISBLANK([.$D8]));   &quot;,&quot;   &amp;INDIRECT(ADDRESS(    MATCH([.$D8];[HarvestRecipes.$A$1:.$A$500];0);    MATCH(&quot;Recipe&quot;;[HarvestRecipes.$A$1:.$H$1];0);    1;1;&quot;HarvestRecipes&quot;   ))   &amp;IF(NOT(ISBLANK([.$E8]));    &quot;,&quot;    &amp;INDIRECT(ADDRESS(     MATCH([.$E8];[HarvestRecipes.$A$1:.$A$500];0);     MATCH(&quot;Recipe&quot;;[HarvestRecipes.$A$1:.$H$1];0);     1;1;&quot;HarvestRecipes&quot;    ))    &amp;IF(NOT(ISBLANK([.$F8]));     &quot;,&quot;     &amp;INDIRECT(ADDRESS(      MATCH([.$F8];[HarvestRecipes.$A$1:.$A$500];0);      MATCH(&quot;Recipe&quot;;[HarvestRecipes.$A$1:.$H$1];0);      1;1;&quot;HarvestRecipes&quot;     ))     &amp;IF(NOT(ISBLANK([.$G8]));      &quot;,&quot;      &amp;INDIRECT(ADDRESS(       MATCH([.$G8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9]));  &quot;(&quot;  &amp;INDIRECT(ADDRESS(   MATCH([.$C9];[HarvestRecipes.$A$1:.$A$500];0);   MATCH(&quot;Recipe&quot;;[HarvestRecipes.$A$1:.$H$1];0);   1;1;&quot;HarvestRecipes&quot;  ))  &amp;IF(NOT(ISBLANK([.$D9]));   &quot;,&quot;   &amp;INDIRECT(ADDRESS(    MATCH([.$D9];[HarvestRecipes.$A$1:.$A$500];0);    MATCH(&quot;Recipe&quot;;[HarvestRecipes.$A$1:.$H$1];0);    1;1;&quot;HarvestRecipes&quot;   ))   &amp;IF(NOT(ISBLANK([.$E9]));    &quot;,&quot;    &amp;INDIRECT(ADDRESS(     MATCH([.$E9];[HarvestRecipes.$A$1:.$A$500];0);     MATCH(&quot;Recipe&quot;;[HarvestRecipes.$A$1:.$H$1];0);     1;1;&quot;HarvestRecipes&quot;    ))    &amp;IF(NOT(ISBLANK([.$F9]));     &quot;,&quot;     &amp;INDIRECT(ADDRESS(      MATCH([.$F9];[HarvestRecipes.$A$1:.$A$500];0);      MATCH(&quot;Recipe&quot;;[HarvestRecipes.$A$1:.$H$1];0);      1;1;&quot;HarvestRecipes&quot;     ))     &amp;IF(NOT(ISBLANK([.$G9]));      &quot;,&quot;      &amp;INDIRECT(ADDRESS(       MATCH([.$G9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0]));  &quot;(&quot;  &amp;INDIRECT(ADDRESS(   MATCH([.$C10];[HarvestRecipes.$A$1:.$A$500];0);   MATCH(&quot;Recipe&quot;;[HarvestRecipes.$A$1:.$H$1];0);   1;1;&quot;HarvestRecipes&quot;  ))  &amp;IF(NOT(ISBLANK([.$D10]));   &quot;,&quot;   &amp;INDIRECT(ADDRESS(    MATCH([.$D10];[HarvestRecipes.$A$1:.$A$500];0);    MATCH(&quot;Recipe&quot;;[HarvestRecipes.$A$1:.$H$1];0);    1;1;&quot;HarvestRecipes&quot;   ))   &amp;IF(NOT(ISBLANK([.$E10]));    &quot;,&quot;    &amp;INDIRECT(ADDRESS(     MATCH([.$E10];[HarvestRecipes.$A$1:.$A$500];0);     MATCH(&quot;Recipe&quot;;[HarvestRecipes.$A$1:.$H$1];0);     1;1;&quot;HarvestRecipes&quot;    ))    &amp;IF(NOT(ISBLANK([.$F10]));     &quot;,&quot;     &amp;INDIRECT(ADDRESS(      MATCH([.$F10];[HarvestRecipes.$A$1:.$A$500];0);      MATCH(&quot;Recipe&quot;;[HarvestRecipes.$A$1:.$H$1];0);      1;1;&quot;HarvestRecipes&quot;     ))     &amp;IF(NOT(ISBLANK([.$G10]));      &quot;,&quot;      &amp;INDIRECT(ADDRESS(       MATCH([.$G10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1]));  &quot;(&quot;  &amp;INDIRECT(ADDRESS(   MATCH([.$C11];[HarvestRecipes.$A$1:.$A$500];0);   MATCH(&quot;Recipe&quot;;[HarvestRecipes.$A$1:.$H$1];0);   1;1;&quot;HarvestRecipes&quot;  ))  &amp;IF(NOT(ISBLANK([.$D11]));   &quot;,&quot;   &amp;INDIRECT(ADDRESS(    MATCH([.$D11];[HarvestRecipes.$A$1:.$A$500];0);    MATCH(&quot;Recipe&quot;;[HarvestRecipes.$A$1:.$H$1];0);    1;1;&quot;HarvestRecipes&quot;   ))   &amp;IF(NOT(ISBLANK([.$E11]));    &quot;,&quot;    &amp;INDIRECT(ADDRESS(     MATCH([.$E11];[HarvestRecipes.$A$1:.$A$500];0);     MATCH(&quot;Recipe&quot;;[HarvestRecipes.$A$1:.$H$1];0);     1;1;&quot;HarvestRecipes&quot;    ))    &amp;IF(NOT(ISBLANK([.$F11]));     &quot;,&quot;     &amp;INDIRECT(ADDRESS(      MATCH([.$F11];[HarvestRecipes.$A$1:.$A$500];0);      MATCH(&quot;Recipe&quot;;[HarvestRecipes.$A$1:.$H$1];0);      1;1;&quot;HarvestRecipes&quot;     ))     &amp;IF(NOT(ISBLANK([.$G11]));      &quot;,&quot;      &amp;INDIRECT(ADDRESS(       MATCH([.$G11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2]));  &quot;(&quot;  &amp;INDIRECT(ADDRESS(   MATCH([.$C12];[HarvestRecipes.$A$1:.$A$500];0);   MATCH(&quot;Recipe&quot;;[HarvestRecipes.$A$1:.$H$1];0);   1;1;&quot;HarvestRecipes&quot;  ))  &amp;IF(NOT(ISBLANK([.$D12]));   &quot;,&quot;   &amp;INDIRECT(ADDRESS(    MATCH([.$D12];[HarvestRecipes.$A$1:.$A$500];0);    MATCH(&quot;Recipe&quot;;[HarvestRecipes.$A$1:.$H$1];0);    1;1;&quot;HarvestRecipes&quot;   ))   &amp;IF(NOT(ISBLANK([.$E12]));    &quot;,&quot;    &amp;INDIRECT(ADDRESS(     MATCH([.$E12];[HarvestRecipes.$A$1:.$A$500];0);     MATCH(&quot;Recipe&quot;;[HarvestRecipes.$A$1:.$H$1];0);     1;1;&quot;HarvestRecipes&quot;    ))    &amp;IF(NOT(ISBLANK([.$F12]));     &quot;,&quot;     &amp;INDIRECT(ADDRESS(      MATCH([.$F12];[HarvestRecipes.$A$1:.$A$500];0);      MATCH(&quot;Recipe&quot;;[HarvestRecipes.$A$1:.$H$1];0);      1;1;&quot;HarvestRecipes&quot;     ))     &amp;IF(NOT(ISBLANK([.$G12]));      &quot;,&quot;      &amp;INDIRECT(ADDRESS(       MATCH([.$G12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3]));  &quot;(&quot;  &amp;INDIRECT(ADDRESS(   MATCH([.$C13];[HarvestRecipes.$A$1:.$A$500];0);   MATCH(&quot;Recipe&quot;;[HarvestRecipes.$A$1:.$H$1];0);   1;1;&quot;HarvestRecipes&quot;  ))  &amp;IF(NOT(ISBLANK([.$D13]));   &quot;,&quot;   &amp;INDIRECT(ADDRESS(    MATCH([.$D13];[HarvestRecipes.$A$1:.$A$500];0);    MATCH(&quot;Recipe&quot;;[HarvestRecipes.$A$1:.$H$1];0);    1;1;&quot;HarvestRecipes&quot;   ))   &amp;IF(NOT(ISBLANK([.$E13]));    &quot;,&quot;    &amp;INDIRECT(ADDRESS(     MATCH([.$E13];[HarvestRecipes.$A$1:.$A$500];0);     MATCH(&quot;Recipe&quot;;[HarvestRecipes.$A$1:.$H$1];0);     1;1;&quot;HarvestRecipes&quot;    ))    &amp;IF(NOT(ISBLANK([.$F13]));     &quot;,&quot;     &amp;INDIRECT(ADDRESS(      MATCH([.$F13];[HarvestRecipes.$A$1:.$A$500];0);      MATCH(&quot;Recipe&quot;;[HarvestRecipes.$A$1:.$H$1];0);      1;1;&quot;HarvestRecipes&quot;     ))     &amp;IF(NOT(ISBLANK([.$G13]));      &quot;,&quot;      &amp;INDIRECT(ADDRESS(       MATCH([.$G13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4]));  &quot;(&quot;  &amp;INDIRECT(ADDRESS(   MATCH([.$C14];[HarvestRecipes.$A$1:.$A$500];0);   MATCH(&quot;Recipe&quot;;[HarvestRecipes.$A$1:.$H$1];0);   1;1;&quot;HarvestRecipes&quot;  ))  &amp;IF(NOT(ISBLANK([.$D14]));   &quot;,&quot;   &amp;INDIRECT(ADDRESS(    MATCH([.$D14];[HarvestRecipes.$A$1:.$A$500];0);    MATCH(&quot;Recipe&quot;;[HarvestRecipes.$A$1:.$H$1];0);    1;1;&quot;HarvestRecipes&quot;   ))   &amp;IF(NOT(ISBLANK([.$E14]));    &quot;,&quot;    &amp;INDIRECT(ADDRESS(     MATCH([.$E14];[HarvestRecipes.$A$1:.$A$500];0);     MATCH(&quot;Recipe&quot;;[HarvestRecipes.$A$1:.$H$1];0);     1;1;&quot;HarvestRecipes&quot;    ))    &amp;IF(NOT(ISBLANK([.$F14]));     &quot;,&quot;     &amp;INDIRECT(ADDRESS(      MATCH([.$F14];[HarvestRecipes.$A$1:.$A$500];0);      MATCH(&quot;Recipe&quot;;[HarvestRecipes.$A$1:.$H$1];0);      1;1;&quot;HarvestRecipes&quot;     ))     &amp;IF(NOT(ISBLANK([.$G14]));      &quot;,&quot;      &amp;INDIRECT(ADDRESS(       MATCH([.$G14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5]));  &quot;(&quot;  &amp;INDIRECT(ADDRESS(   MATCH([.$C15];[HarvestRecipes.$A$1:.$A$500];0);   MATCH(&quot;Recipe&quot;;[HarvestRecipes.$A$1:.$H$1];0);   1;1;&quot;HarvestRecipes&quot;  ))  &amp;IF(NOT(ISBLANK([.$D15]));   &quot;,&quot;   &amp;INDIRECT(ADDRESS(    MATCH([.$D15];[HarvestRecipes.$A$1:.$A$500];0);    MATCH(&quot;Recipe&quot;;[HarvestRecipes.$A$1:.$H$1];0);    1;1;&quot;HarvestRecipes&quot;   ))   &amp;IF(NOT(ISBLANK([.$E15]));    &quot;,&quot;    &amp;INDIRECT(ADDRESS(     MATCH([.$E15];[HarvestRecipes.$A$1:.$A$500];0);     MATCH(&quot;Recipe&quot;;[HarvestRecipes.$A$1:.$H$1];0);     1;1;&quot;HarvestRecipes&quot;    ))    &amp;IF(NOT(ISBLANK([.$F15]));     &quot;,&quot;     &amp;INDIRECT(ADDRESS(      MATCH([.$F15];[HarvestRecipes.$A$1:.$A$500];0);      MATCH(&quot;Recipe&quot;;[HarvestRecipes.$A$1:.$H$1];0);      1;1;&quot;HarvestRecipes&quot;     ))     &amp;IF(NOT(ISBLANK([.$G15]));      &quot;,&quot;      &amp;INDIRECT(ADDRESS(       MATCH([.$G15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19"/>
        </table:table-row>
        <table:table-row table:style-name="ro1" table:number-rows-repeated="118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arvestRecipes" table:style-name="ta1" table:print="false">
        <table:table-column table:style-name="co17" table:default-cell-style-name="Default"/>
        <table:table-column table:style-name="co8" table:default-cell-style-name="ce22"/>
        <table:table-column table:style-name="co18" table:default-cell-style-name="ce32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29" office:value-type="string">
            <text:p>PolishDuration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office:value-type="string">
            <text:p>WoodcuttersLog</text:p>
          </table:table-cell>
          <table:table-cell table:style-name="ce27" table:formula="of:=IF(AND(NOT(ISBLANK([.C2]));NOT(ISBLANK([.D2]));NOT(ISBLANK([.E2])));  &quot;(pro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olishDuration=&quot;&amp;[.C2]&amp;&quot;)&quot;  ;&quot;&quot;)" office:value-type="string" office:string-value="(products=((itemType=Log,amount=1)),polishDuration=4)">
            <text:p>(products=((itemType=Log,amount=1)),polishDuration=4)</text:p>
          </table:table-cell>
          <table:table-cell office:value-type="float" office:value="4">
            <text:p>4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4">
          <table:table-cell office:value-type="string">
            <text:p>FarmWheat</text:p>
          </table:table-cell>
          <table:table-cell table:style-name="ce27" table:formula="of:=IF(AND(NOT(ISBLANK([.C3]));NOT(ISBLANK([.D3]));NOT(ISBLANK([.E3])));  &quot;(pro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olishDuration=&quot;&amp;[.C3]&amp;&quot;)&quot;  ;&quot;&quot;)" office:value-type="string" office:string-value="(products=((itemType=Wheat,amount=1)),polishDuration=3)">
            <text:p>(products=((itemType=Wheat,amount=1)),polishDuration=3)</text:p>
          </table:table-cell>
          <table:table-cell office:value-type="float" office:value="3">
            <text:p>3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5">
          <table:table-cell office:value-type="string">
            <text:p>QuarryStone</text:p>
          </table:table-cell>
          <table:table-cell table:style-name="ce27" table:formula="of:=IF(AND(NOT(ISBLANK([.C4]));NOT(ISBLANK([.D4]));NOT(ISBLANK([.E4])));  &quot;(pro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olishDuration=&quot;&amp;[.C4]&amp;&quot;)&quot;  ;&quot;&quot;)" office:value-type="string" office:string-value="(products=((itemType=Stone,amount=2)),polishDuration=6)">
            <text:p>(products=((itemType=Stone,amount=2)),polishDuration=6)</text:p>
          </table:table-cell>
          <table:table-cell office:value-type="float" office:value="6">
            <text:p>6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6">
          <table:table-cell office:value-type="string">
            <text:p>MineGoldOre</text:p>
          </table:table-cell>
          <table:table-cell table:style-name="ce27" table:formula="of:=IF(AND(NOT(ISBLANK([.C5]));NOT(ISBLANK([.D5]));NOT(ISBLANK([.E5])));  &quot;(pro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olishDuration=&quot;&amp;[.C5]&amp;&quot;)&quot;  ;&quot;&quot;)" office:value-type="string" office:string-value="(products=((itemType=GoldOre,amount=1)),polishDuration=2)">
            <text:p>(products=((itemType=GoldOre,amount=1)),polishDuration=2)</text:p>
          </table:table-cell>
          <table:table-cell office:value-type="float" office:value="2">
            <text:p>2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Coal</text:p>
          </table:table-cell>
          <table:table-cell table:style-name="ce27" table:formula="of:=IF(AND(NOT(ISBLANK([.C6]));NOT(ISBLANK([.D6]));NOT(ISBLANK([.E6])));  &quot;(pro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olishDuration=&quot;&amp;[.C6]&amp;&quot;)&quot;  ;&quot;&quot;)" office:value-type="string" office:string-value="(products=((itemType=Coal,amount=1)),polishDuration=3)">
            <text:p>(products=((itemType=Coal,amount=1)),polishDuration=3)</text:p>
          </table:table-cell>
          <table:table-cell office:value-type="float" office:value="3">
            <text:p>3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IronOre</text:p>
          </table:table-cell>
          <table:table-cell table:style-name="ce27" table:formula="of:=IF(AND(NOT(ISBLANK([.C7]));NOT(ISBLANK([.D7]));NOT(ISBLANK([.E7])));  &quot;(pro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olishDuration=&quot;&amp;[.C7]&amp;&quot;)&quot;  ;&quot;&quot;)" office:value-type="string" office:string-value="(products=((itemType=IronOre,amount=1)),polishDuration=2)">
            <text:p>(products=((itemType=IronOre,amount=1)),polishDuration=2)</text:p>
          </table:table-cell>
          <table:table-cell office:value-type="float" office:value="2">
            <text:p>2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47">
          <table:table-cell/>
          <table:table-cell table:style-name="ce28"/>
          <table:table-cell table:number-columns-repeated="19"/>
        </table:table-row>
        <table:table-row table:style-name="ro1" table:number-rows-repeated="1048414">
          <table:table-cell table:number-columns-repeated="21"/>
        </table:table-row>
        <table:table-row table:style-name="ro1"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9.10.2018</text:date>, <text:time>12:0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50M32S</meta:editing-duration>
    <meta:editing-cycles>53</meta:editing-cycles>
    <meta:generator>OpenOffice/4.1.3$Win32 OpenOffice.org_project/413m1$Build-9783</meta:generator>
    <dc:date>2018-10-09T12:05:00.43</dc:date>
    <dc:creator>Felix </dc:creator>
    <meta:document-statistic meta:table-count="9" meta:cell-count="1367" meta:object-count="0"/>
    <meta:user-defined meta:name="Info 1"/>
    <meta:user-defined meta:name="Info 2"/>
    <meta:user-defined meta:name="Info 3"/>
    <meta:user-defined meta:name="Info 4"/>
  </office:meta>
</office:document-meta>
</file>